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36"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7" style:family="table-cell" style:parent-style-name="Pivot_32_Table_32_Category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9" style:family="table-cell" style:parent-style-name="Default" style:data-style-name="N2">
      <style:text-properties fo:font-size="10pt" style:font-size-asian="10pt" style:font-size-complex="10pt"/>
    </style:style>
    <style:style style:name="ce10" style:family="table-cell" style:parent-style-name="Default" style:data-style-name="N2">
      <style:table-cell-properties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3" table:default-cell-style-name="ce1"/>
        <table:table-column table:style-name="co3" table:number-columns-repeated="16347" table:default-cell-style-name="ce1"/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Crop_species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Site_name</text:p>
          </table:table-cell>
          <table:table-cell office:value-type="string" table:style-name="ce2">
            <text:p>Crop_variety</text:p>
          </table:table-cell>
          <table:table-cell office:value-type="string" table:style-name="ce2">
            <text:p>Locality</text:p>
          </table:table-cell>
          <table:table-cell office:value-type="string" table:style-name="ce2">
            <text:p>Latitude_decimal.degrees</text:p>
          </table:table-cell>
          <table:table-cell office:value-type="string" table:style-name="ce2">
            <text:p>Longitude_decimal.degrees</text:p>
          </table:table-cell>
          <table:table-cell office:value-type="string" table:style-name="ce2">
            <text:p>Chemical_inputs</text:p>
          </table:table-cell>
          <table:table-cell office:value-type="string" table:style-name="ce2">
            <text:p>Poll_dep_percentage</text:p>
          </table:table-cell>
          <table:table-cell office:value-type="string" table:style-name="ce2">
            <text:p>Poll_dep_4cat</text:p>
          </table:table-cell>
          <table:table-cell office:value-type="string" table:style-name="ce2">
            <text:p>Poll_dep_2cat</text:p>
          </table:table-cell>
          <table:table-cell office:value-type="string" table:style-name="ce2">
            <text:p>Landscape_Complexity</text:p>
          </table:table-cell>
          <table:table-cell office:value-type="string" table:style-name="ce2">
            <text:p>Distance_NaturalArea_km</text:p>
          </table:table-cell>
          <table:table-cell office:value-type="string" table:style-name="ce2">
            <text:p>Distance_NaturalArea_Completed_ByEye</text:p>
          </table:table-cell>
          <table:table-cell office:value-type="string" table:style-name="ce2">
            <text:p>Monoculture</text:p>
          </table:table-cell>
          <table:table-cell office:value-type="string" table:style-name="ce2">
            <text:p>hives.present</text:p>
          </table:table-cell>
          <table:table-cell office:value-type="string" table:style-name="ce2">
            <text:p>hives.comment</text:p>
          </table:table-cell>
          <table:table-cell office:value-type="string" table:style-name="ce2">
            <text:p>Field_size_ha</text:p>
          </table:table-cell>
          <table:table-cell office:value-type="string" table:style-name="ce2">
            <text:p>Average_field_size_ha</text:p>
          </table:table-cell>
          <table:table-cell office:value-type="string" table:style-name="ce2">
            <text:p>Field_size_10ha</text:p>
          </table:table-cell>
          <table:table-cell office:value-type="string" table:style-name="ce2">
            <text:p>Size_2categories</text:p>
          </table:table-cell>
          <table:table-cell office:value-type="string" table:style-name="ce2">
            <text:p>Mean_transect_Apis</text:p>
          </table:table-cell>
          <table:table-cell office:value-type="string" table:style-name="ce2">
            <text:p>Mean_transect_NonApis</text:p>
          </table:table-cell>
          <table:table-cell office:value-type="string" table:style-name="ce2">
            <text:p>Mean_transect_AllVisitors</text:p>
          </table:table-cell>
          <table:table-cell office:value-type="string" table:style-name="ce2">
            <text:p>Flowers_per_transect</text:p>
          </table:table-cell>
          <table:table-cell office:value-type="string" table:style-name="ce2">
            <text:p>AllVisitors_100flowers</text:p>
          </table:table-cell>
          <table:table-cell office:value-type="string" table:style-name="ce3">
            <text:p>Minutes_per_transect</text:p>
          </table:table-cell>
          <table:table-cell office:value-type="string" table:style-name="ce2">
            <text:p>Apis_Dominance</text:p>
          </table:table-cell>
          <table:table-cell office:value-type="string" table:style-name="ce2">
            <text:p>SiteMean_Richness_NetSamp</text:p>
          </table:table-cell>
          <table:table-cell office:value-type="string" table:style-name="ce3">
            <text:p>Minutes_NetSampling</text:p>
          </table:table-cell>
          <table:table-cell office:value-type="string" table:style-name="ce2">
            <text:p>SiteMean_Yield</text:p>
          </table:table-cell>
          <table:table-cell office:value-type="string" table:style-name="ce2">
            <text:p>Number_plants_ha</text:p>
          </table:table-cell>
          <table:table-cell office:value-type="string" table:style-name="ce2">
            <text:p>SowingDensity_kg/ha</text:p>
          </table:table-cell>
          <table:table-cell office:value-type="string" table:style-name="ce2">
            <text:p>studyID</text:p>
          </table:table-cell>
          <table:table-cell office:value-type="string" table:style-name="ce2">
            <text:p>siteID</text:p>
          </table:table-cell>
          <table:table-cell office:value-type="string" table:style-name="ce4">
            <text:p>graph_sp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Malus domestic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Close1</text:p>
          </table:table-cell>
          <table:table-cell office:value-type="string" table:style-name="ce4">
            <text:p>Aroma</text:p>
          </table:table-cell>
          <table:table-cell office:value-type="string" table:style-name="ce4">
            <text:p>Bø</text:p>
          </table:table-cell>
          <table:table-cell office:value-type="float" office:value="59.414814866999997" table:style-name="ce5">
            <text:p>59.415</text:p>
          </table:table-cell>
          <table:table-cell office:value-type="float" office:value="9.0005245840000008" table:style-name="ce5">
            <text:p>9.001</text:p>
          </table:table-cell>
          <table:table-cell office:value-type="string" table:style-name="ce4">
            <text:p>high</text:p>
          </table:table-cell>
          <table:table-cell office:value-type="float" office:value="65" table:style-name="ce6">
            <text:p>65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4" table:style-name="ce8">
            <text:p>0.400</text:p>
          </table:table-cell>
          <table:table-cell office:value-type="float" office:value="0.4" table:style-name="ce8">
            <text:p>0.40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hives_nearby_unknown_amount</text:p>
          </table:table-cell>
          <table:table-cell office:value-type="float" office:value="1.25" table:style-name="ce9">
            <text:p>1.25</text:p>
          </table:table-cell>
          <table:table-cell office:value-type="float" office:value="2.58" table:style-name="ce9">
            <text:p>2.58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4.8125" table:style-name="ce5">
            <text:p>4.813</text:p>
          </table:table-cell>
          <table:table-cell office:value-type="float" office:value="0.625" table:style-name="ce5">
            <text:p>0.625</text:p>
          </table:table-cell>
          <table:table-cell office:value-type="float" office:value="5.4375" table:style-name="ce5">
            <text:p>5.438</text:p>
          </table:table-cell>
          <table:table-cell office:value-type="float" office:value="250" table:style-name="ce4">
            <text:p>250</text:p>
          </table:table-cell>
          <table:table-cell office:value-type="float" office:value="2.1749999999999998" table:style-name="ce5">
            <text:p>2.175</text:p>
          </table:table-cell>
          <table:table-cell office:value-type="float" office:value="5" table:style-name="ce10">
            <text:p>5.00</text:p>
          </table:table-cell>
          <table:table-cell office:value-type="float" office:value="0.88505747126436796" table:style-name="ce5">
            <text:p>0.885</text:p>
          </table:table-cell>
          <table:table-cell office:value-type="float" office:value="1.625" table:style-name="ce5">
            <text:p>1.625</text:p>
          </table:table-cell>
          <table:table-cell office:value-type="string" table:style-name="ce11">
            <text:p>NA</text:p>
          </table:table-cell>
          <table:table-cell office:value-type="float" office:value="27452.125" table:style-name="ce9">
            <text:p>27452.13</text:p>
          </table:table-cell>
          <table:table-cell office:value-type="float" office:value="1250" table:style-name="ce4">
            <text:p>125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Malus domestica 2013</text:p>
          </table:table-cell>
          <table:table-cell office:value-type="string" table:style-name="ce4">
            <text:p>Norway apple 2013 Close1</text:p>
          </table:table-cell>
          <table:table-cell office:value-type="string" table:style-name="ce4">
            <text:p>Malus domestica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Malus domestic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Close2</text:p>
          </table:table-cell>
          <table:table-cell office:value-type="string" table:style-name="ce4">
            <text:p>Aroma</text:p>
          </table:table-cell>
          <table:table-cell office:value-type="string" table:style-name="ce4">
            <text:p>Bø</text:p>
          </table:table-cell>
          <table:table-cell office:value-type="float" office:value="59.426596164999999" table:style-name="ce5">
            <text:p>59.427</text:p>
          </table:table-cell>
          <table:table-cell office:value-type="float" office:value="9.1040952399999906" table:style-name="ce5">
            <text:p>9.104</text:p>
          </table:table-cell>
          <table:table-cell office:value-type="string" table:style-name="ce4">
            <text:p>high</text:p>
          </table:table-cell>
          <table:table-cell office:value-type="float" office:value="65" table:style-name="ce6">
            <text:p>65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7.4999999999999997E-2" table:style-name="ce8">
            <text:p>0.075</text:p>
          </table:table-cell>
          <table:table-cell office:value-type="float" office:value="7.4999999999999997E-2" table:style-name="ce8">
            <text:p>0.075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hives_within_1-2km</text:p>
          </table:table-cell>
          <table:table-cell office:value-type="float" office:value="4" table:style-name="ce9">
            <text:p>4.00</text:p>
          </table:table-cell>
          <table:table-cell office:value-type="float" office:value="2.58" table:style-name="ce9">
            <text:p>2.58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4.4375" table:style-name="ce5">
            <text:p>4.438</text:p>
          </table:table-cell>
          <table:table-cell office:value-type="float" office:value="0.375" table:style-name="ce5">
            <text:p>0.375</text:p>
          </table:table-cell>
          <table:table-cell office:value-type="float" office:value="4.8125" table:style-name="ce5">
            <text:p>4.813</text:p>
          </table:table-cell>
          <table:table-cell office:value-type="float" office:value="250" table:style-name="ce4">
            <text:p>250</text:p>
          </table:table-cell>
          <table:table-cell office:value-type="float" office:value="1.925" table:style-name="ce5">
            <text:p>1.925</text:p>
          </table:table-cell>
          <table:table-cell office:value-type="float" office:value="5" table:style-name="ce10">
            <text:p>5.00</text:p>
          </table:table-cell>
          <table:table-cell office:value-type="float" office:value="0.92207792207792205" table:style-name="ce5">
            <text:p>0.922</text:p>
          </table:table-cell>
          <table:table-cell office:value-type="float" office:value="0.375" table:style-name="ce5">
            <text:p>0.375</text:p>
          </table:table-cell>
          <table:table-cell office:value-type="string" table:style-name="ce11">
            <text:p>NA</text:p>
          </table:table-cell>
          <table:table-cell office:value-type="float" office:value="22176.25" table:style-name="ce9">
            <text:p>22176.25</text:p>
          </table:table-cell>
          <table:table-cell office:value-type="float" office:value="2083" table:style-name="ce4">
            <text:p>2083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Malus domestica 2013</text:p>
          </table:table-cell>
          <table:table-cell office:value-type="string" table:style-name="ce4">
            <text:p>Norway apple 2013 Close2</text:p>
          </table:table-cell>
          <table:table-cell office:value-type="string" table:style-name="ce4">
            <text:p>Malus domestica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Malus domestic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Close3</text:p>
          </table:table-cell>
          <table:table-cell office:value-type="string" table:style-name="ce4">
            <text:p>Aroma</text:p>
          </table:table-cell>
          <table:table-cell office:value-type="string" table:style-name="ce4">
            <text:p>Sauherad</text:p>
          </table:table-cell>
          <table:table-cell office:value-type="float" office:value="59.387574366000003" table:style-name="ce5">
            <text:p>59.388</text:p>
          </table:table-cell>
          <table:table-cell office:value-type="float" office:value="9.2741978909999894" table:style-name="ce5">
            <text:p>9.274</text:p>
          </table:table-cell>
          <table:table-cell office:value-type="string" table:style-name="ce4">
            <text:p>high</text:p>
          </table:table-cell>
          <table:table-cell office:value-type="float" office:value="65" table:style-name="ce6">
            <text:p>65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03" table:style-name="ce8">
            <text:p>0.030</text:p>
          </table:table-cell>
          <table:table-cell office:value-type="float" office:value="0.03" table:style-name="ce8">
            <text:p>0.03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.05" table:style-name="ce9">
            <text:p>1.05</text:p>
          </table:table-cell>
          <table:table-cell office:value-type="float" office:value="2.58" table:style-name="ce9">
            <text:p>2.58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1.5625" table:style-name="ce5">
            <text:p>1.563</text:p>
          </table:table-cell>
          <table:table-cell office:value-type="float" office:value="1.3125" table:style-name="ce5">
            <text:p>1.313</text:p>
          </table:table-cell>
          <table:table-cell office:value-type="float" office:value="2.875" table:style-name="ce5">
            <text:p>2.875</text:p>
          </table:table-cell>
          <table:table-cell office:value-type="float" office:value="250" table:style-name="ce4">
            <text:p>250</text:p>
          </table:table-cell>
          <table:table-cell office:value-type="float" office:value="1.1499999999999999" table:style-name="ce5">
            <text:p>1.150</text:p>
          </table:table-cell>
          <table:table-cell office:value-type="float" office:value="5" table:style-name="ce10">
            <text:p>5.00</text:p>
          </table:table-cell>
          <table:table-cell office:value-type="float" office:value="0.54347826086956497" table:style-name="ce5">
            <text:p>0.543</text:p>
          </table:table-cell>
          <table:table-cell office:value-type="float" office:value="1.5" table:style-name="ce5">
            <text:p>1.500</text:p>
          </table:table-cell>
          <table:table-cell office:value-type="string" table:style-name="ce11">
            <text:p>NA</text:p>
          </table:table-cell>
          <table:table-cell office:value-type="float" office:value="37390" table:style-name="ce9">
            <text:p>37390.00</text:p>
          </table:table-cell>
          <table:table-cell office:value-type="float" office:value="1111" table:style-name="ce4">
            <text:p>1111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Malus domestica 2013</text:p>
          </table:table-cell>
          <table:table-cell office:value-type="string" table:style-name="ce4">
            <text:p>Norway apple 2013 Close3</text:p>
          </table:table-cell>
          <table:table-cell office:value-type="string" table:style-name="ce4">
            <text:p>Malus domestica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Malus domestic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Close4</text:p>
          </table:table-cell>
          <table:table-cell office:value-type="string" table:style-name="ce4">
            <text:p>Aroma</text:p>
          </table:table-cell>
          <table:table-cell office:value-type="string" table:style-name="ce4">
            <text:p>Sande</text:p>
          </table:table-cell>
          <table:table-cell office:value-type="float" office:value="59.557141188000102" table:style-name="ce5">
            <text:p>59.557</text:p>
          </table:table-cell>
          <table:table-cell office:value-type="float" office:value="10.285390626" table:style-name="ce5">
            <text:p>10.285</text:p>
          </table:table-cell>
          <table:table-cell office:value-type="string" table:style-name="ce4">
            <text:p>high</text:p>
          </table:table-cell>
          <table:table-cell office:value-type="float" office:value="65" table:style-name="ce6">
            <text:p>65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05" table:style-name="ce8">
            <text:p>0.050</text:p>
          </table:table-cell>
          <table:table-cell office:value-type="float" office:value="0.05" table:style-name="ce8">
            <text:p>0.050</text:p>
          </table:table-cell>
          <table:table-cell office:value-type="string" table:style-name="ce4">
            <text:p>Yes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7.5" table:style-name="ce9">
            <text:p>7.50</text:p>
          </table:table-cell>
          <table:table-cell office:value-type="float" office:value="2.58" table:style-name="ce9">
            <text:p>2.58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1.75" table:style-name="ce5">
            <text:p>1.750</text:p>
          </table:table-cell>
          <table:table-cell office:value-type="float" office:value="1.25" table:style-name="ce5">
            <text:p>1.250</text:p>
          </table:table-cell>
          <table:table-cell office:value-type="float" office:value="3" table:style-name="ce5">
            <text:p>3.000</text:p>
          </table:table-cell>
          <table:table-cell office:value-type="float" office:value="250" table:style-name="ce4">
            <text:p>250</text:p>
          </table:table-cell>
          <table:table-cell office:value-type="float" office:value="1.2" table:style-name="ce5">
            <text:p>1.200</text:p>
          </table:table-cell>
          <table:table-cell office:value-type="float" office:value="5" table:style-name="ce10">
            <text:p>5.00</text:p>
          </table:table-cell>
          <table:table-cell office:value-type="float" office:value="0.58333333333333304" table:style-name="ce5">
            <text:p>0.583</text:p>
          </table:table-cell>
          <table:table-cell office:value-type="float" office:value="0.60714285714285698" table:style-name="ce5">
            <text:p>0.607</text:p>
          </table:table-cell>
          <table:table-cell office:value-type="string" table:style-name="ce11">
            <text:p>NA</text:p>
          </table:table-cell>
          <table:table-cell office:value-type="float" office:value="53900" table:style-name="ce9">
            <text:p>53900.00</text:p>
          </table:table-cell>
          <table:table-cell office:value-type="float" office:value="741" table:style-name="ce4">
            <text:p>741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Malus domestica 2013</text:p>
          </table:table-cell>
          <table:table-cell office:value-type="string" table:style-name="ce4">
            <text:p>Norway apple 2013 Close4</text:p>
          </table:table-cell>
          <table:table-cell office:value-type="string" table:style-name="ce4">
            <text:p>Malus domestica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Malus domestic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Dist2</text:p>
          </table:table-cell>
          <table:table-cell office:value-type="string" table:style-name="ce4">
            <text:p>Aroma</text:p>
          </table:table-cell>
          <table:table-cell office:value-type="string" table:style-name="ce4">
            <text:p>Kongsberg</text:p>
          </table:table-cell>
          <table:table-cell office:value-type="float" office:value="59.654172301000003" table:style-name="ce5">
            <text:p>59.654</text:p>
          </table:table-cell>
          <table:table-cell office:value-type="float" office:value="9.7510905549999993" table:style-name="ce5">
            <text:p>9.751</text:p>
          </table:table-cell>
          <table:table-cell office:value-type="string" table:style-name="ce4">
            <text:p>high</text:p>
          </table:table-cell>
          <table:table-cell office:value-type="float" office:value="65" table:style-name="ce6">
            <text:p>65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05" table:style-name="ce8">
            <text:p>0.050</text:p>
          </table:table-cell>
          <table:table-cell office:value-type="float" office:value="0.05" table:style-name="ce8">
            <text:p>0.050</text:p>
          </table:table-cell>
          <table:table-cell office:value-type="string" table:style-name="ce4">
            <text:p>Yes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3" table:style-name="ce9">
            <text:p>3.00</text:p>
          </table:table-cell>
          <table:table-cell office:value-type="float" office:value="2.58" table:style-name="ce9">
            <text:p>2.58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1.3125" table:style-name="ce5">
            <text:p>1.313</text:p>
          </table:table-cell>
          <table:table-cell office:value-type="float" office:value="1.375" table:style-name="ce5">
            <text:p>1.375</text:p>
          </table:table-cell>
          <table:table-cell office:value-type="float" office:value="2.6875" table:style-name="ce5">
            <text:p>2.688</text:p>
          </table:table-cell>
          <table:table-cell office:value-type="float" office:value="250" table:style-name="ce4">
            <text:p>250</text:p>
          </table:table-cell>
          <table:table-cell office:value-type="float" office:value="1.075" table:style-name="ce5">
            <text:p>1.075</text:p>
          </table:table-cell>
          <table:table-cell office:value-type="float" office:value="5" table:style-name="ce10">
            <text:p>5.00</text:p>
          </table:table-cell>
          <table:table-cell office:value-type="float" office:value="0.48837209302325602" table:style-name="ce5">
            <text:p>0.488</text:p>
          </table:table-cell>
          <table:table-cell office:value-type="float" office:value="2.125" table:style-name="ce5">
            <text:p>2.125</text:p>
          </table:table-cell>
          <table:table-cell office:value-type="string" table:style-name="ce11">
            <text:p>NA</text:p>
          </table:table-cell>
          <table:table-cell office:value-type="float" office:value="35840" table:style-name="ce9">
            <text:p>35840.00</text:p>
          </table:table-cell>
          <table:table-cell office:value-type="float" office:value="1333" table:style-name="ce4">
            <text:p>1333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Malus domestica 2013</text:p>
          </table:table-cell>
          <table:table-cell office:value-type="string" table:style-name="ce4">
            <text:p>Norway apple 2013 Dist2</text:p>
          </table:table-cell>
          <table:table-cell office:value-type="string" table:style-name="ce4">
            <text:p>Malus domestica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Malus domestic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Dist3</text:p>
          </table:table-cell>
          <table:table-cell office:value-type="string" table:style-name="ce4">
            <text:p>Aroma</text:p>
          </table:table-cell>
          <table:table-cell office:value-type="string" table:style-name="ce4">
            <text:p>Øvre Eiker</text:p>
          </table:table-cell>
          <table:table-cell office:value-type="float" office:value="59.694841685999997" table:style-name="ce5">
            <text:p>59.695</text:p>
          </table:table-cell>
          <table:table-cell office:value-type="float" office:value="9.8226862940000004" table:style-name="ce5">
            <text:p>9.823</text:p>
          </table:table-cell>
          <table:table-cell office:value-type="string" table:style-name="ce4">
            <text:p>high</text:p>
          </table:table-cell>
          <table:table-cell office:value-type="float" office:value="65" table:style-name="ce6">
            <text:p>65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05" table:style-name="ce8">
            <text:p>0.050</text:p>
          </table:table-cell>
          <table:table-cell office:value-type="float" office:value="0.05" table:style-name="ce8">
            <text:p>0.050</text:p>
          </table:table-cell>
          <table:table-cell office:value-type="string" table:style-name="ce4">
            <text:p>Yes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hives_number_approximate</text:p>
          </table:table-cell>
          <table:table-cell office:value-type="float" office:value="0.24" table:style-name="ce9">
            <text:p>0.24</text:p>
          </table:table-cell>
          <table:table-cell office:value-type="float" office:value="2.58" table:style-name="ce9">
            <text:p>2.58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1.3125" table:style-name="ce5">
            <text:p>1.313</text:p>
          </table:table-cell>
          <table:table-cell office:value-type="float" office:value="0.625" table:style-name="ce5">
            <text:p>0.625</text:p>
          </table:table-cell>
          <table:table-cell office:value-type="float" office:value="1.9375" table:style-name="ce5">
            <text:p>1.938</text:p>
          </table:table-cell>
          <table:table-cell office:value-type="float" office:value="250" table:style-name="ce4">
            <text:p>250</text:p>
          </table:table-cell>
          <table:table-cell office:value-type="float" office:value="0.77500000000000002" table:style-name="ce5">
            <text:p>0.775</text:p>
          </table:table-cell>
          <table:table-cell office:value-type="float" office:value="5" table:style-name="ce10">
            <text:p>5.00</text:p>
          </table:table-cell>
          <table:table-cell office:value-type="float" office:value="0.67741935483870996" table:style-name="ce5">
            <text:p>0.677</text:p>
          </table:table-cell>
          <table:table-cell office:value-type="float" office:value="0.27500000000000002" table:style-name="ce5">
            <text:p>0.275</text:p>
          </table:table-cell>
          <table:table-cell office:value-type="string" table:style-name="ce11">
            <text:p>NA</text:p>
          </table:table-cell>
          <table:table-cell office:value-type="float" office:value="17993.75" table:style-name="ce9">
            <text:p>17993.75</text:p>
          </table:table-cell>
          <table:table-cell office:value-type="float" office:value="1481" table:style-name="ce4">
            <text:p>1481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Malus domestica 2013</text:p>
          </table:table-cell>
          <table:table-cell office:value-type="string" table:style-name="ce4">
            <text:p>Norway apple 2013 Dist3</text:p>
          </table:table-cell>
          <table:table-cell office:value-type="string" table:style-name="ce4">
            <text:p>Malus domestica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Malus domestic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Dist4</text:p>
          </table:table-cell>
          <table:table-cell office:value-type="string" table:style-name="ce4">
            <text:p>Aroma</text:p>
          </table:table-cell>
          <table:table-cell office:value-type="string" table:style-name="ce4">
            <text:p>Øvre Eiker</text:p>
          </table:table-cell>
          <table:table-cell office:value-type="float" office:value="59.635852524000001" table:style-name="ce5">
            <text:p>59.636</text:p>
          </table:table-cell>
          <table:table-cell office:value-type="float" office:value="9.9377740760000002" table:style-name="ce5">
            <text:p>9.938</text:p>
          </table:table-cell>
          <table:table-cell office:value-type="string" table:style-name="ce4">
            <text:p>high</text:p>
          </table:table-cell>
          <table:table-cell office:value-type="float" office:value="65" table:style-name="ce6">
            <text:p>65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7.0000000000000007E-2" table:style-name="ce8">
            <text:p>0.070</text:p>
          </table:table-cell>
          <table:table-cell office:value-type="float" office:value="7.0000000000000007E-2" table:style-name="ce8">
            <text:p>0.070</text:p>
          </table:table-cell>
          <table:table-cell office:value-type="string" table:style-name="ce4">
            <text:p>Yes</text:p>
          </table:table-cell>
          <table:table-cell office:value-type="float" office:value="15" table:style-name="ce4">
            <text:p>15</text:p>
          </table:table-cell>
          <table:table-cell table:style-name="ce4"/>
          <table:table-cell office:value-type="float" office:value="6" table:style-name="ce9">
            <text:p>6.00</text:p>
          </table:table-cell>
          <table:table-cell office:value-type="float" office:value="2.58" table:style-name="ce9">
            <text:p>2.58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7.375" table:style-name="ce5">
            <text:p>7.375</text:p>
          </table:table-cell>
          <table:table-cell office:value-type="float" office:value="2.8125" table:style-name="ce5">
            <text:p>2.813</text:p>
          </table:table-cell>
          <table:table-cell office:value-type="float" office:value="10.1875" table:style-name="ce5">
            <text:p>10.188</text:p>
          </table:table-cell>
          <table:table-cell office:value-type="float" office:value="250" table:style-name="ce4">
            <text:p>250</text:p>
          </table:table-cell>
          <table:table-cell office:value-type="float" office:value="4.0750000000000002" table:style-name="ce5">
            <text:p>4.075</text:p>
          </table:table-cell>
          <table:table-cell office:value-type="float" office:value="5" table:style-name="ce10">
            <text:p>5.00</text:p>
          </table:table-cell>
          <table:table-cell office:value-type="float" office:value="0.72392638036809798" table:style-name="ce5">
            <text:p>0.724</text:p>
          </table:table-cell>
          <table:table-cell office:value-type="float" office:value="5.2249999999999996" table:style-name="ce5">
            <text:p>5.225</text:p>
          </table:table-cell>
          <table:table-cell office:value-type="string" table:style-name="ce11">
            <text:p>NA</text:p>
          </table:table-cell>
          <table:table-cell office:value-type="float" office:value="110156.25" table:style-name="ce9">
            <text:p>110156.25</text:p>
          </table:table-cell>
          <table:table-cell office:value-type="float" office:value="667" table:style-name="ce4">
            <text:p>667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Malus domestica 2013</text:p>
          </table:table-cell>
          <table:table-cell office:value-type="string" table:style-name="ce4">
            <text:p>Norway apple 2013 Dist4</text:p>
          </table:table-cell>
          <table:table-cell office:value-type="string" table:style-name="ce4">
            <text:p>Malus domestica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Malus domestic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Dist5</text:p>
          </table:table-cell>
          <table:table-cell office:value-type="string" table:style-name="ce4">
            <text:p>Aroma</text:p>
          </table:table-cell>
          <table:table-cell office:value-type="string" table:style-name="ce4">
            <text:p>Svelvik</text:p>
          </table:table-cell>
          <table:table-cell office:value-type="float" office:value="59.670353554000002" table:style-name="ce5">
            <text:p>59.670</text:p>
          </table:table-cell>
          <table:table-cell office:value-type="float" office:value="10.37172966" table:style-name="ce5">
            <text:p>10.372</text:p>
          </table:table-cell>
          <table:table-cell office:value-type="string" table:style-name="ce4">
            <text:p>high</text:p>
          </table:table-cell>
          <table:table-cell office:value-type="float" office:value="65" table:style-name="ce6">
            <text:p>65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7.0000000000000007E-2" table:style-name="ce8">
            <text:p>0.070</text:p>
          </table:table-cell>
          <table:table-cell office:value-type="float" office:value="7.0000000000000007E-2" table:style-name="ce8">
            <text:p>0.07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hives_within_1-2km</text:p>
          </table:table-cell>
          <table:table-cell office:value-type="float" office:value="3" table:style-name="ce9">
            <text:p>3.00</text:p>
          </table:table-cell>
          <table:table-cell office:value-type="float" office:value="2.58" table:style-name="ce9">
            <text:p>2.58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0.5" table:style-name="ce5">
            <text:p>0.500</text:p>
          </table:table-cell>
          <table:table-cell office:value-type="float" office:value="1" table:style-name="ce5">
            <text:p>1.000</text:p>
          </table:table-cell>
          <table:table-cell office:value-type="float" office:value="1.5" table:style-name="ce5">
            <text:p>1.500</text:p>
          </table:table-cell>
          <table:table-cell office:value-type="float" office:value="250" table:style-name="ce4">
            <text:p>250</text:p>
          </table:table-cell>
          <table:table-cell office:value-type="float" office:value="0.6" table:style-name="ce5">
            <text:p>0.600</text:p>
          </table:table-cell>
          <table:table-cell office:value-type="float" office:value="5" table:style-name="ce10">
            <text:p>5.00</text:p>
          </table:table-cell>
          <table:table-cell office:value-type="float" office:value="0.33333333333333298" table:style-name="ce5">
            <text:p>0.333</text:p>
          </table:table-cell>
          <table:table-cell office:value-type="float" office:value="0.625" table:style-name="ce5">
            <text:p>0.625</text:p>
          </table:table-cell>
          <table:table-cell office:value-type="string" table:style-name="ce11">
            <text:p>NA</text:p>
          </table:table-cell>
          <table:table-cell office:value-type="float" office:value="7816.25" table:style-name="ce9">
            <text:p>7816.25</text:p>
          </table:table-cell>
          <table:table-cell office:value-type="float" office:value="3333" table:style-name="ce4">
            <text:p>3333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Malus domestica 2013</text:p>
          </table:table-cell>
          <table:table-cell office:value-type="string" table:style-name="ce4">
            <text:p>Norway apple 2013 Dist5</text:p>
          </table:table-cell>
          <table:table-cell office:value-type="string" table:style-name="ce4">
            <text:p>Malus domestica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Malus domestic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Med1</text:p>
          </table:table-cell>
          <table:table-cell office:value-type="string" table:style-name="ce4">
            <text:p>Aroma</text:p>
          </table:table-cell>
          <table:table-cell office:value-type="string" table:style-name="ce4">
            <text:p>Sauherad</text:p>
          </table:table-cell>
          <table:table-cell office:value-type="float" office:value="59.421429533000001" table:style-name="ce5">
            <text:p>59.421</text:p>
          </table:table-cell>
          <table:table-cell office:value-type="float" office:value="9.1631672969999904" table:style-name="ce5">
            <text:p>9.163</text:p>
          </table:table-cell>
          <table:table-cell office:value-type="string" table:style-name="ce4">
            <text:p>high</text:p>
          </table:table-cell>
          <table:table-cell office:value-type="float" office:value="65" table:style-name="ce6">
            <text:p>65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03" table:style-name="ce8">
            <text:p>0.030</text:p>
          </table:table-cell>
          <table:table-cell office:value-type="float" office:value="0.03" table:style-name="ce8">
            <text:p>0.03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.6" table:style-name="ce9">
            <text:p>1.60</text:p>
          </table:table-cell>
          <table:table-cell office:value-type="float" office:value="2.58" table:style-name="ce9">
            <text:p>2.58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2" table:style-name="ce5">
            <text:p>2.000</text:p>
          </table:table-cell>
          <table:table-cell office:value-type="float" office:value="0.625" table:style-name="ce5">
            <text:p>0.625</text:p>
          </table:table-cell>
          <table:table-cell office:value-type="float" office:value="2.625" table:style-name="ce5">
            <text:p>2.625</text:p>
          </table:table-cell>
          <table:table-cell office:value-type="float" office:value="250" table:style-name="ce4">
            <text:p>250</text:p>
          </table:table-cell>
          <table:table-cell office:value-type="float" office:value="1.05" table:style-name="ce5">
            <text:p>1.050</text:p>
          </table:table-cell>
          <table:table-cell office:value-type="float" office:value="5" table:style-name="ce10">
            <text:p>5.00</text:p>
          </table:table-cell>
          <table:table-cell office:value-type="float" office:value="0.76190476190476197" table:style-name="ce5">
            <text:p>0.762</text:p>
          </table:table-cell>
          <table:table-cell office:value-type="float" office:value="1.375" table:style-name="ce5">
            <text:p>1.375</text:p>
          </table:table-cell>
          <table:table-cell office:value-type="string" table:style-name="ce11">
            <text:p>NA</text:p>
          </table:table-cell>
          <table:table-cell office:value-type="float" office:value="11645" table:style-name="ce9">
            <text:p>11645.00</text:p>
          </table:table-cell>
          <table:table-cell office:value-type="float" office:value="2083" table:style-name="ce4">
            <text:p>2083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Malus domestica 2013</text:p>
          </table:table-cell>
          <table:table-cell office:value-type="string" table:style-name="ce4">
            <text:p>Norway apple 2013 Med1</text:p>
          </table:table-cell>
          <table:table-cell office:value-type="string" table:style-name="ce4">
            <text:p>Malus domestica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Malus domestic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Med2</text:p>
          </table:table-cell>
          <table:table-cell office:value-type="string" table:style-name="ce4">
            <text:p>Aroma</text:p>
          </table:table-cell>
          <table:table-cell office:value-type="string" table:style-name="ce4">
            <text:p>Sauherad</text:p>
          </table:table-cell>
          <table:table-cell office:value-type="float" office:value="59.383004918000097" table:style-name="ce5">
            <text:p>59.383</text:p>
          </table:table-cell>
          <table:table-cell office:value-type="float" office:value="9.2031096320000092" table:style-name="ce5">
            <text:p>9.203</text:p>
          </table:table-cell>
          <table:table-cell office:value-type="string" table:style-name="ce4">
            <text:p>high</text:p>
          </table:table-cell>
          <table:table-cell office:value-type="float" office:value="65" table:style-name="ce6">
            <text:p>65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01" table:style-name="ce8">
            <text:p>0.010</text:p>
          </table:table-cell>
          <table:table-cell office:value-type="float" office:value="0.01" table:style-name="ce8">
            <text:p>0.01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hives_within_1-2km</text:p>
          </table:table-cell>
          <table:table-cell office:value-type="float" office:value="0.7" table:style-name="ce9">
            <text:p>0.70</text:p>
          </table:table-cell>
          <table:table-cell office:value-type="float" office:value="2.58" table:style-name="ce9">
            <text:p>2.58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1.1875" table:style-name="ce5">
            <text:p>1.188</text:p>
          </table:table-cell>
          <table:table-cell office:value-type="float" office:value="0.8125" table:style-name="ce5">
            <text:p>0.813</text:p>
          </table:table-cell>
          <table:table-cell office:value-type="float" office:value="2" table:style-name="ce5">
            <text:p>2.000</text:p>
          </table:table-cell>
          <table:table-cell office:value-type="float" office:value="250" table:style-name="ce4">
            <text:p>250</text:p>
          </table:table-cell>
          <table:table-cell office:value-type="float" office:value="0.8" table:style-name="ce5">
            <text:p>0.800</text:p>
          </table:table-cell>
          <table:table-cell office:value-type="float" office:value="5" table:style-name="ce10">
            <text:p>5.00</text:p>
          </table:table-cell>
          <table:table-cell office:value-type="float" office:value="0.59375" table:style-name="ce5">
            <text:p>0.594</text:p>
          </table:table-cell>
          <table:table-cell office:value-type="float" office:value="0.77500000000000002" table:style-name="ce5">
            <text:p>0.775</text:p>
          </table:table-cell>
          <table:table-cell office:value-type="string" table:style-name="ce11">
            <text:p>NA</text:p>
          </table:table-cell>
          <table:table-cell office:value-type="float" office:value="31432.5" table:style-name="ce9">
            <text:p>31432.50</text:p>
          </table:table-cell>
          <table:table-cell office:value-type="float" office:value="1250" table:style-name="ce4">
            <text:p>125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Malus domestica 2013</text:p>
          </table:table-cell>
          <table:table-cell office:value-type="string" table:style-name="ce4">
            <text:p>Norway apple 2013 Med2</text:p>
          </table:table-cell>
          <table:table-cell office:value-type="string" table:style-name="ce4">
            <text:p>Malus domestica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Malus domestic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Med3</text:p>
          </table:table-cell>
          <table:table-cell office:value-type="string" table:style-name="ce4">
            <text:p>Aroma</text:p>
          </table:table-cell>
          <table:table-cell office:value-type="string" table:style-name="ce4">
            <text:p>Sauherad</text:p>
          </table:table-cell>
          <table:table-cell office:value-type="float" office:value="59.420927401999997" table:style-name="ce5">
            <text:p>59.421</text:p>
          </table:table-cell>
          <table:table-cell office:value-type="float" office:value="9.2808893160000103" table:style-name="ce5">
            <text:p>9.281</text:p>
          </table:table-cell>
          <table:table-cell office:value-type="string" table:style-name="ce4">
            <text:p>high</text:p>
          </table:table-cell>
          <table:table-cell office:value-type="float" office:value="65" table:style-name="ce6">
            <text:p>65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15" table:style-name="ce8">
            <text:p>0.150</text:p>
          </table:table-cell>
          <table:table-cell office:value-type="float" office:value="0.15" table:style-name="ce8">
            <text:p>0.15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.05" table:style-name="ce9">
            <text:p>1.05</text:p>
          </table:table-cell>
          <table:table-cell office:value-type="float" office:value="2.58" table:style-name="ce9">
            <text:p>2.58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1.75" table:style-name="ce5">
            <text:p>1.750</text:p>
          </table:table-cell>
          <table:table-cell office:value-type="float" office:value="0.375" table:style-name="ce5">
            <text:p>0.375</text:p>
          </table:table-cell>
          <table:table-cell office:value-type="float" office:value="2.125" table:style-name="ce5">
            <text:p>2.125</text:p>
          </table:table-cell>
          <table:table-cell office:value-type="float" office:value="250" table:style-name="ce4">
            <text:p>250</text:p>
          </table:table-cell>
          <table:table-cell office:value-type="float" office:value="0.85" table:style-name="ce5">
            <text:p>0.850</text:p>
          </table:table-cell>
          <table:table-cell office:value-type="float" office:value="5" table:style-name="ce10">
            <text:p>5.00</text:p>
          </table:table-cell>
          <table:table-cell office:value-type="float" office:value="0.82352941176470595" table:style-name="ce5">
            <text:p>0.824</text:p>
          </table:table-cell>
          <table:table-cell office:value-type="float" office:value="0.45" table:style-name="ce5">
            <text:p>0.450</text:p>
          </table:table-cell>
          <table:table-cell office:value-type="string" table:style-name="ce11">
            <text:p>NA</text:p>
          </table:table-cell>
          <table:table-cell office:value-type="float" office:value="29548.75" table:style-name="ce9">
            <text:p>29548.75</text:p>
          </table:table-cell>
          <table:table-cell office:value-type="float" office:value="1333" table:style-name="ce4">
            <text:p>1333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Malus domestica 2013</text:p>
          </table:table-cell>
          <table:table-cell office:value-type="string" table:style-name="ce4">
            <text:p>Norway apple 2013 Med3</text:p>
          </table:table-cell>
          <table:table-cell office:value-type="string" table:style-name="ce4">
            <text:p>Malus domestica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Malus domestic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Med4</text:p>
          </table:table-cell>
          <table:table-cell office:value-type="string" table:style-name="ce4">
            <text:p>Aroma</text:p>
          </table:table-cell>
          <table:table-cell office:value-type="string" table:style-name="ce4">
            <text:p>Øvre Eiker</text:p>
          </table:table-cell>
          <table:table-cell office:value-type="float" office:value="59.724583873999997" table:style-name="ce5">
            <text:p>59.725</text:p>
          </table:table-cell>
          <table:table-cell office:value-type="float" office:value="9.8657788340000092" table:style-name="ce5">
            <text:p>9.866</text:p>
          </table:table-cell>
          <table:table-cell office:value-type="string" table:style-name="ce4">
            <text:p>high</text:p>
          </table:table-cell>
          <table:table-cell office:value-type="float" office:value="65" table:style-name="ce6">
            <text:p>65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4" table:style-name="ce8">
            <text:p>0.400</text:p>
          </table:table-cell>
          <table:table-cell office:value-type="float" office:value="0.4" table:style-name="ce8">
            <text:p>0.400</text:p>
          </table:table-cell>
          <table:table-cell office:value-type="string" table:style-name="ce4">
            <text:p>Yes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1.2" table:style-name="ce9">
            <text:p>1.20</text:p>
          </table:table-cell>
          <table:table-cell office:value-type="float" office:value="2.58" table:style-name="ce9">
            <text:p>2.58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3.8125" table:style-name="ce5">
            <text:p>3.813</text:p>
          </table:table-cell>
          <table:table-cell office:value-type="float" office:value="0.125" table:style-name="ce5">
            <text:p>0.125</text:p>
          </table:table-cell>
          <table:table-cell office:value-type="float" office:value="3.9375" table:style-name="ce5">
            <text:p>3.938</text:p>
          </table:table-cell>
          <table:table-cell office:value-type="float" office:value="250" table:style-name="ce4">
            <text:p>250</text:p>
          </table:table-cell>
          <table:table-cell office:value-type="float" office:value="1.575" table:style-name="ce5">
            <text:p>1.575</text:p>
          </table:table-cell>
          <table:table-cell office:value-type="float" office:value="5" table:style-name="ce10">
            <text:p>5.00</text:p>
          </table:table-cell>
          <table:table-cell office:value-type="float" office:value="0.96825396825396803" table:style-name="ce5">
            <text:p>0.968</text:p>
          </table:table-cell>
          <table:table-cell office:value-type="float" office:value="0.25" table:style-name="ce5">
            <text:p>0.250</text:p>
          </table:table-cell>
          <table:table-cell office:value-type="string" table:style-name="ce11">
            <text:p>NA</text:p>
          </table:table-cell>
          <table:table-cell office:value-type="float" office:value="25441.25" table:style-name="ce9">
            <text:p>25441.25</text:p>
          </table:table-cell>
          <table:table-cell office:value-type="float" office:value="1250" table:style-name="ce4">
            <text:p>125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Malus domestica 2013</text:p>
          </table:table-cell>
          <table:table-cell office:value-type="string" table:style-name="ce4">
            <text:p>Norway apple 2013 Med4</text:p>
          </table:table-cell>
          <table:table-cell office:value-type="string" table:style-name="ce4">
            <text:p>Malus domestica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Malus domestic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Med5</text:p>
          </table:table-cell>
          <table:table-cell office:value-type="string" table:style-name="ce4">
            <text:p>Aroma</text:p>
          </table:table-cell>
          <table:table-cell office:value-type="string" table:style-name="ce4">
            <text:p>Sande</text:p>
          </table:table-cell>
          <table:table-cell office:value-type="float" office:value="59.541833060999998" table:style-name="ce5">
            <text:p>59.542</text:p>
          </table:table-cell>
          <table:table-cell office:value-type="float" office:value="0" table:style-name="ce5">
            <text:p>0.000</text:p>
          </table:table-cell>
          <table:table-cell office:value-type="string" table:style-name="ce4">
            <text:p>high</text:p>
          </table:table-cell>
          <table:table-cell office:value-type="float" office:value="65" table:style-name="ce6">
            <text:p>65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7.0000000000000007E-2" table:style-name="ce8">
            <text:p>0.070</text:p>
          </table:table-cell>
          <table:table-cell office:value-type="float" office:value="7.0000000000000007E-2" table:style-name="ce8">
            <text:p>0.070</text:p>
          </table:table-cell>
          <table:table-cell office:value-type="string" table:style-name="ce4">
            <text:p>Yes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3" table:style-name="ce9">
            <text:p>3.00</text:p>
          </table:table-cell>
          <table:table-cell office:value-type="float" office:value="2.58" table:style-name="ce9">
            <text:p>2.58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1.9375" table:style-name="ce5">
            <text:p>1.938</text:p>
          </table:table-cell>
          <table:table-cell office:value-type="float" office:value="0.5" table:style-name="ce5">
            <text:p>0.500</text:p>
          </table:table-cell>
          <table:table-cell office:value-type="float" office:value="2.4375" table:style-name="ce5">
            <text:p>2.438</text:p>
          </table:table-cell>
          <table:table-cell office:value-type="float" office:value="250" table:style-name="ce4">
            <text:p>250</text:p>
          </table:table-cell>
          <table:table-cell office:value-type="float" office:value="0.97499999999999998" table:style-name="ce5">
            <text:p>0.975</text:p>
          </table:table-cell>
          <table:table-cell office:value-type="float" office:value="5" table:style-name="ce10">
            <text:p>5.00</text:p>
          </table:table-cell>
          <table:table-cell office:value-type="float" office:value="0.79487179487179505" table:style-name="ce5">
            <text:p>0.795</text:p>
          </table:table-cell>
          <table:table-cell office:value-type="float" office:value="0.77500000000000002" table:style-name="ce5">
            <text:p>0.775</text:p>
          </table:table-cell>
          <table:table-cell office:value-type="string" table:style-name="ce11">
            <text:p>NA</text:p>
          </table:table-cell>
          <table:table-cell office:value-type="float" office:value="23970" table:style-name="ce9">
            <text:p>23970.00</text:p>
          </table:table-cell>
          <table:table-cell office:value-type="float" office:value="667" table:style-name="ce4">
            <text:p>667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Malus domestica 2013</text:p>
          </table:table-cell>
          <table:table-cell office:value-type="string" table:style-name="ce4">
            <text:p>Norway apple 2013 Med5</text:p>
          </table:table-cell>
          <table:table-cell office:value-type="string" table:style-name="ce4">
            <text:p>Malus domestica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Green0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Stokke</text:p>
          </table:table-cell>
          <table:table-cell office:value-type="float" office:value="59.2533833476772" table:style-name="ce5">
            <text:p>59.253</text:p>
          </table:table-cell>
          <table:table-cell office:value-type="float" office:value="10.1862388371012" table:style-name="ce5">
            <text:p>10.186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2" table:style-name="ce8">
            <text:p>0.200</text:p>
          </table:table-cell>
          <table:table-cell office:value-type="float" office:value="0.2" table:style-name="ce8">
            <text:p>0.20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5" table:style-name="ce9">
            <text:p>5.00</text:p>
          </table:table-cell>
          <table:table-cell office:value-type="float" office:value="6.81" table:style-name="ce9">
            <text:p>6.81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0.75" table:style-name="ce5">
            <text:p>0.750</text:p>
          </table:table-cell>
          <table:table-cell office:value-type="float" office:value="2.28125" table:style-name="ce5">
            <text:p>2.281</text:p>
          </table:table-cell>
          <table:table-cell office:value-type="float" office:value="3.03125" table:style-name="ce5">
            <text:p>3.031</text:p>
          </table:table-cell>
          <table:table-cell office:value-type="float" office:value="400" table:style-name="ce4">
            <text:p>400</text:p>
          </table:table-cell>
          <table:table-cell office:value-type="float" office:value="0.7578125" table:style-name="ce5">
            <text:p>0.758</text:p>
          </table:table-cell>
          <table:table-cell office:value-type="string" table:style-name="ce11">
            <text:p>NA</text:p>
          </table:table-cell>
          <table:table-cell office:value-type="float" office:value="0.247422680412371" table:style-name="ce5">
            <text:p>0.247</text:p>
          </table:table-cell>
          <table:table-cell office:value-type="float" office:value="3.2916666666666701" table:style-name="ce5">
            <text:p>3.292</text:p>
          </table:table-cell>
          <table:table-cell office:value-type="float" office:value="5" table:style-name="ce11">
            <text:p>5</text:p>
          </table:table-cell>
          <table:table-cell office:value-type="float" office:value="60.825000000000003" table:style-name="ce9">
            <text:p>60.83</text:p>
          </table:table-cell>
          <table:table-cell office:value-type="float" office:value="3197500" table:style-name="ce4">
            <text:p>3197500</text:p>
          </table:table-cell>
          <table:table-cell office:value-type="float" office:value="0.5" table:style-name="ce4">
            <text:p>0.5</text:p>
          </table:table-cell>
          <table:table-cell office:value-type="string" table:style-name="ce4">
            <text:p>Norway Trifolium pratense 2013</text:p>
          </table:table-cell>
          <table:table-cell office:value-type="string" table:style-name="ce4">
            <text:p>Norway redclover 2013 Green0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Green1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Sande</text:p>
          </table:table-cell>
          <table:table-cell office:value-type="float" office:value="59.613860141375099" table:style-name="ce5">
            <text:p>59.614</text:p>
          </table:table-cell>
          <table:table-cell office:value-type="float" office:value="10.2059449161926" table:style-name="ce5">
            <text:p>10.206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1" table:style-name="ce8">
            <text:p>0.100</text:p>
          </table:table-cell>
          <table:table-cell office:value-type="float" office:value="0.1" table:style-name="ce8">
            <text:p>0.10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4.0999999999999996" table:style-name="ce9">
            <text:p>4.10</text:p>
          </table:table-cell>
          <table:table-cell office:value-type="float" office:value="6.81" table:style-name="ce9">
            <text:p>6.81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2.71875" table:style-name="ce5">
            <text:p>2.719</text:p>
          </table:table-cell>
          <table:table-cell office:value-type="float" office:value="0.9375" table:style-name="ce5">
            <text:p>0.938</text:p>
          </table:table-cell>
          <table:table-cell office:value-type="float" office:value="3.65625" table:style-name="ce5">
            <text:p>3.656</text:p>
          </table:table-cell>
          <table:table-cell office:value-type="float" office:value="400" table:style-name="ce4">
            <text:p>400</text:p>
          </table:table-cell>
          <table:table-cell office:value-type="float" office:value="0.9140625" table:style-name="ce5">
            <text:p>0.914</text:p>
          </table:table-cell>
          <table:table-cell office:value-type="string" table:style-name="ce11">
            <text:p>NA</text:p>
          </table:table-cell>
          <table:table-cell office:value-type="float" office:value="0.74358974358974395" table:style-name="ce5">
            <text:p>0.744</text:p>
          </table:table-cell>
          <table:table-cell office:value-type="float" office:value="3.2916666666666701" table:style-name="ce5">
            <text:p>3.292</text:p>
          </table:table-cell>
          <table:table-cell office:value-type="float" office:value="5" table:style-name="ce11">
            <text:p>5</text:p>
          </table:table-cell>
          <table:table-cell office:value-type="float" office:value="44.225000000000001" table:style-name="ce9">
            <text:p>44.23</text:p>
          </table:table-cell>
          <table:table-cell office:value-type="float" office:value="2322500" table:style-name="ce4">
            <text:p>232250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Trifolium pratense 2013</text:p>
          </table:table-cell>
          <table:table-cell office:value-type="string" table:style-name="ce4">
            <text:p>Norway redclover 2013 Green1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Green2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Re</text:p>
          </table:table-cell>
          <table:table-cell office:value-type="float" office:value="59.438056991016303" table:style-name="ce5">
            <text:p>59.438</text:p>
          </table:table-cell>
          <table:table-cell office:value-type="float" office:value="10.3149777402475" table:style-name="ce5">
            <text:p>10.315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25" table:style-name="ce8">
            <text:p>0.250</text:p>
          </table:table-cell>
          <table:table-cell office:value-type="float" office:value="0.25" table:style-name="ce8">
            <text:p>0.25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10" table:style-name="ce9">
            <text:p>10.00</text:p>
          </table:table-cell>
          <table:table-cell office:value-type="float" office:value="6.81" table:style-name="ce9">
            <text:p>6.81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8.9749999999999996" table:style-name="ce5">
            <text:p>8.975</text:p>
          </table:table-cell>
          <table:table-cell office:value-type="float" office:value="1.9437500000000001" table:style-name="ce5">
            <text:p>1.944</text:p>
          </table:table-cell>
          <table:table-cell office:value-type="float" office:value="10.918749999999999" table:style-name="ce5">
            <text:p>10.919</text:p>
          </table:table-cell>
          <table:table-cell office:value-type="float" office:value="400" table:style-name="ce4">
            <text:p>400</text:p>
          </table:table-cell>
          <table:table-cell office:value-type="float" office:value="2.7296874999999998" table:style-name="ce5">
            <text:p>2.730</text:p>
          </table:table-cell>
          <table:table-cell office:value-type="string" table:style-name="ce11">
            <text:p>NA</text:p>
          </table:table-cell>
          <table:table-cell office:value-type="float" office:value="0.82198053806525495" table:style-name="ce5">
            <text:p>0.822</text:p>
          </table:table-cell>
          <table:table-cell office:value-type="float" office:value="3.4166666666666701" table:style-name="ce5">
            <text:p>3.417</text:p>
          </table:table-cell>
          <table:table-cell office:value-type="float" office:value="5" table:style-name="ce11">
            <text:p>5</text:p>
          </table:table-cell>
          <table:table-cell office:value-type="float" office:value="48.975000000000001" table:style-name="ce9">
            <text:p>48.98</text:p>
          </table:table-cell>
          <table:table-cell office:value-type="float" office:value="3595000" table:style-name="ce4">
            <text:p>3595000</text:p>
          </table:table-cell>
          <table:table-cell office:value-type="float" office:value="0.3" table:style-name="ce4">
            <text:p>0.3</text:p>
          </table:table-cell>
          <table:table-cell office:value-type="string" table:style-name="ce4">
            <text:p>Norway Trifolium pratense 2013</text:p>
          </table:table-cell>
          <table:table-cell office:value-type="string" table:style-name="ce4">
            <text:p>Norway redclover 2013 Green2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Green4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Spydeberg</text:p>
          </table:table-cell>
          <table:table-cell office:value-type="float" office:value="59.658562610346699" table:style-name="ce5">
            <text:p>59.659</text:p>
          </table:table-cell>
          <table:table-cell office:value-type="float" office:value="11.1350097962716" table:style-name="ce5">
            <text:p>11.135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05" table:style-name="ce8">
            <text:p>0.050</text:p>
          </table:table-cell>
          <table:table-cell office:value-type="float" office:value="0.05" table:style-name="ce8">
            <text:p>0.05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4.2" table:style-name="ce9">
            <text:p>4.20</text:p>
          </table:table-cell>
          <table:table-cell office:value-type="float" office:value="6.81" table:style-name="ce9">
            <text:p>6.81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1.75" table:style-name="ce5">
            <text:p>1.750</text:p>
          </table:table-cell>
          <table:table-cell office:value-type="float" office:value="4.3125" table:style-name="ce5">
            <text:p>4.313</text:p>
          </table:table-cell>
          <table:table-cell office:value-type="float" office:value="6.0625" table:style-name="ce5">
            <text:p>6.063</text:p>
          </table:table-cell>
          <table:table-cell office:value-type="float" office:value="400" table:style-name="ce4">
            <text:p>400</text:p>
          </table:table-cell>
          <table:table-cell office:value-type="float" office:value="1.515625" table:style-name="ce5">
            <text:p>1.516</text:p>
          </table:table-cell>
          <table:table-cell office:value-type="string" table:style-name="ce11">
            <text:p>NA</text:p>
          </table:table-cell>
          <table:table-cell office:value-type="float" office:value="0.28865979381443302" table:style-name="ce5">
            <text:p>0.289</text:p>
          </table:table-cell>
          <table:table-cell office:value-type="float" office:value="3.6666666666666701" table:style-name="ce5">
            <text:p>3.667</text:p>
          </table:table-cell>
          <table:table-cell office:value-type="float" office:value="5" table:style-name="ce11">
            <text:p>5</text:p>
          </table:table-cell>
          <table:table-cell office:value-type="float" office:value="64.45" table:style-name="ce9">
            <text:p>64.45</text:p>
          </table:table-cell>
          <table:table-cell office:value-type="float" office:value="3032500" table:style-name="ce4">
            <text:p>3032500</text:p>
          </table:table-cell>
          <table:table-cell office:value-type="float" office:value="0.8" table:style-name="ce4">
            <text:p>0.8</text:p>
          </table:table-cell>
          <table:table-cell office:value-type="string" table:style-name="ce4">
            <text:p>Norway Trifolium pratense 2013</text:p>
          </table:table-cell>
          <table:table-cell office:value-type="string" table:style-name="ce4">
            <text:p>Norway redclover 2013 Green4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Green5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Re</text:p>
          </table:table-cell>
          <table:table-cell office:value-type="float" office:value="59.413543703305301" table:style-name="ce5">
            <text:p>59.414</text:p>
          </table:table-cell>
          <table:table-cell office:value-type="float" office:value="10.1405573327137" table:style-name="ce5">
            <text:p>10.141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05" table:style-name="ce8">
            <text:p>0.050</text:p>
          </table:table-cell>
          <table:table-cell office:value-type="float" office:value="0.05" table:style-name="ce8">
            <text:p>0.05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3.6" table:style-name="ce9">
            <text:p>3.60</text:p>
          </table:table-cell>
          <table:table-cell office:value-type="float" office:value="6.81" table:style-name="ce9">
            <text:p>6.81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2.65625" table:style-name="ce5">
            <text:p>2.656</text:p>
          </table:table-cell>
          <table:table-cell office:value-type="float" office:value="0.84375" table:style-name="ce5">
            <text:p>0.844</text:p>
          </table:table-cell>
          <table:table-cell office:value-type="float" office:value="3.5" table:style-name="ce5">
            <text:p>3.500</text:p>
          </table:table-cell>
          <table:table-cell office:value-type="float" office:value="400" table:style-name="ce4">
            <text:p>400</text:p>
          </table:table-cell>
          <table:table-cell office:value-type="float" office:value="0.875" table:style-name="ce5">
            <text:p>0.875</text:p>
          </table:table-cell>
          <table:table-cell office:value-type="string" table:style-name="ce11">
            <text:p>NA</text:p>
          </table:table-cell>
          <table:table-cell office:value-type="float" office:value="0.75892857142857095" table:style-name="ce5">
            <text:p>0.759</text:p>
          </table:table-cell>
          <table:table-cell office:value-type="float" office:value="3" table:style-name="ce5">
            <text:p>3.000</text:p>
          </table:table-cell>
          <table:table-cell office:value-type="float" office:value="5" table:style-name="ce11">
            <text:p>5</text:p>
          </table:table-cell>
          <table:table-cell office:value-type="float" office:value="77.125" table:style-name="ce9">
            <text:p>77.13</text:p>
          </table:table-cell>
          <table:table-cell office:value-type="float" office:value="2692500" table:style-name="ce4">
            <text:p>2692500</text:p>
          </table:table-cell>
          <table:table-cell office:value-type="float" office:value="0.5" table:style-name="ce4">
            <text:p>0.5</text:p>
          </table:table-cell>
          <table:table-cell office:value-type="string" table:style-name="ce4">
            <text:p>Norway Trifolium pratense 2013</text:p>
          </table:table-cell>
          <table:table-cell office:value-type="string" table:style-name="ce4">
            <text:p>Norway redclover 2013 Green5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Red1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Re</text:p>
          </table:table-cell>
          <table:table-cell office:value-type="float" office:value="59.384416755520199" table:style-name="ce5">
            <text:p>59.384</text:p>
          </table:table-cell>
          <table:table-cell office:value-type="float" office:value="10.2463999560659" table:style-name="ce5">
            <text:p>10.246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2" table:style-name="ce8">
            <text:p>0.200</text:p>
          </table:table-cell>
          <table:table-cell office:value-type="float" office:value="0.2" table:style-name="ce8">
            <text:p>0.20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5" table:style-name="ce9">
            <text:p>5.00</text:p>
          </table:table-cell>
          <table:table-cell office:value-type="float" office:value="6.81" table:style-name="ce9">
            <text:p>6.81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1.21875" table:style-name="ce5">
            <text:p>1.219</text:p>
          </table:table-cell>
          <table:table-cell office:value-type="float" office:value="1.15625" table:style-name="ce5">
            <text:p>1.156</text:p>
          </table:table-cell>
          <table:table-cell office:value-type="float" office:value="2.375" table:style-name="ce5">
            <text:p>2.375</text:p>
          </table:table-cell>
          <table:table-cell office:value-type="float" office:value="400" table:style-name="ce4">
            <text:p>400</text:p>
          </table:table-cell>
          <table:table-cell office:value-type="float" office:value="0.59375" table:style-name="ce5">
            <text:p>0.594</text:p>
          </table:table-cell>
          <table:table-cell office:value-type="string" table:style-name="ce11">
            <text:p>NA</text:p>
          </table:table-cell>
          <table:table-cell office:value-type="float" office:value="0.51315789473684204" table:style-name="ce5">
            <text:p>0.513</text:p>
          </table:table-cell>
          <table:table-cell office:value-type="float" office:value="3.3333333333333299" table:style-name="ce5">
            <text:p>3.333</text:p>
          </table:table-cell>
          <table:table-cell office:value-type="float" office:value="5" table:style-name="ce11">
            <text:p>5</text:p>
          </table:table-cell>
          <table:table-cell office:value-type="float" office:value="72.825000000000003" table:style-name="ce9">
            <text:p>72.83</text:p>
          </table:table-cell>
          <table:table-cell office:value-type="float" office:value="2690000" table:style-name="ce4">
            <text:p>2690000</text:p>
          </table:table-cell>
          <table:table-cell office:value-type="float" office:value="0.18" table:style-name="ce4">
            <text:p>0.18</text:p>
          </table:table-cell>
          <table:table-cell office:value-type="string" table:style-name="ce4">
            <text:p>Norway Trifolium pratense 2013</text:p>
          </table:table-cell>
          <table:table-cell office:value-type="string" table:style-name="ce4">
            <text:p>Norway redclover 2013 Red1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Red2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Tonsberg</text:p>
          </table:table-cell>
          <table:table-cell office:value-type="float" office:value="59.293582051971903" table:style-name="ce5">
            <text:p>59.294</text:p>
          </table:table-cell>
          <table:table-cell office:value-type="float" office:value="10.434915875181799" table:style-name="ce5">
            <text:p>10.435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16" table:style-name="ce8">
            <text:p>0.160</text:p>
          </table:table-cell>
          <table:table-cell office:value-type="float" office:value="0.16" table:style-name="ce8">
            <text:p>0.16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6" table:style-name="ce9">
            <text:p>6.00</text:p>
          </table:table-cell>
          <table:table-cell office:value-type="float" office:value="6.81" table:style-name="ce9">
            <text:p>6.81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0.34375" table:style-name="ce5">
            <text:p>0.344</text:p>
          </table:table-cell>
          <table:table-cell office:value-type="float" office:value="5.34375" table:style-name="ce5">
            <text:p>5.344</text:p>
          </table:table-cell>
          <table:table-cell office:value-type="float" office:value="5.6875" table:style-name="ce5">
            <text:p>5.688</text:p>
          </table:table-cell>
          <table:table-cell office:value-type="float" office:value="400" table:style-name="ce4">
            <text:p>400</text:p>
          </table:table-cell>
          <table:table-cell office:value-type="float" office:value="1.421875" table:style-name="ce5">
            <text:p>1.422</text:p>
          </table:table-cell>
          <table:table-cell office:value-type="string" table:style-name="ce11">
            <text:p>NA</text:p>
          </table:table-cell>
          <table:table-cell office:value-type="float" office:value="6.0439560439560502E-2" table:style-name="ce5">
            <text:p>0.060</text:p>
          </table:table-cell>
          <table:table-cell office:value-type="float" office:value="4.7916666666666696" table:style-name="ce5">
            <text:p>4.792</text:p>
          </table:table-cell>
          <table:table-cell office:value-type="float" office:value="5" table:style-name="ce11">
            <text:p>5</text:p>
          </table:table-cell>
          <table:table-cell office:value-type="float" office:value="71.075000000000003" table:style-name="ce9">
            <text:p>71.08</text:p>
          </table:table-cell>
          <table:table-cell office:value-type="float" office:value="2520000" table:style-name="ce4">
            <text:p>2520000</text:p>
          </table:table-cell>
          <table:table-cell office:value-type="float" office:value="0.28000000000000003" table:style-name="ce4">
            <text:p>0.28</text:p>
          </table:table-cell>
          <table:table-cell office:value-type="string" table:style-name="ce4">
            <text:p>Norway Trifolium pratense 2013</text:p>
          </table:table-cell>
          <table:table-cell office:value-type="string" table:style-name="ce4">
            <text:p>Norway redclover 2013 Red2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Red3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Re</text:p>
          </table:table-cell>
          <table:table-cell office:value-type="float" office:value="59.371882799044997" table:style-name="ce5">
            <text:p>59.372</text:p>
          </table:table-cell>
          <table:table-cell office:value-type="float" office:value="10.370725375091901" table:style-name="ce5">
            <text:p>10.371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25" table:style-name="ce8">
            <text:p>0.250</text:p>
          </table:table-cell>
          <table:table-cell office:value-type="float" office:value="0.25" table:style-name="ce8">
            <text:p>0.25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10" table:style-name="ce9">
            <text:p>10.00</text:p>
          </table:table-cell>
          <table:table-cell office:value-type="float" office:value="6.81" table:style-name="ce9">
            <text:p>6.81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3.0104166666666701" table:style-name="ce5">
            <text:p>3.010</text:p>
          </table:table-cell>
          <table:table-cell office:value-type="float" office:value="3.53125" table:style-name="ce5">
            <text:p>3.531</text:p>
          </table:table-cell>
          <table:table-cell office:value-type="float" office:value="6.5416666666666696" table:style-name="ce5">
            <text:p>6.542</text:p>
          </table:table-cell>
          <table:table-cell office:value-type="float" office:value="400" table:style-name="ce4">
            <text:p>400</text:p>
          </table:table-cell>
          <table:table-cell office:value-type="float" office:value="1.6354166666666701" table:style-name="ce5">
            <text:p>1.635</text:p>
          </table:table-cell>
          <table:table-cell office:value-type="string" table:style-name="ce11">
            <text:p>NA</text:p>
          </table:table-cell>
          <table:table-cell office:value-type="float" office:value="0.460191082802548" table:style-name="ce5">
            <text:p>0.460</text:p>
          </table:table-cell>
          <table:table-cell office:value-type="float" office:value="3.25" table:style-name="ce5">
            <text:p>3.250</text:p>
          </table:table-cell>
          <table:table-cell office:value-type="float" office:value="5" table:style-name="ce11">
            <text:p>5</text:p>
          </table:table-cell>
          <table:table-cell office:value-type="float" office:value="50.875" table:style-name="ce9">
            <text:p>50.88</text:p>
          </table:table-cell>
          <table:table-cell office:value-type="float" office:value="2507500" table:style-name="ce4">
            <text:p>250750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Trifolium pratense 2013</text:p>
          </table:table-cell>
          <table:table-cell office:value-type="string" table:style-name="ce4">
            <text:p>Norway redclover 2013 Red3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Red4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Holmestrand</text:p>
          </table:table-cell>
          <table:table-cell office:value-type="float" office:value="59.459851000491902" table:style-name="ce5">
            <text:p>59.460</text:p>
          </table:table-cell>
          <table:table-cell office:value-type="float" office:value="10.293268820781099" table:style-name="ce5">
            <text:p>10.293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13" table:style-name="ce8">
            <text:p>0.130</text:p>
          </table:table-cell>
          <table:table-cell office:value-type="float" office:value="0.13" table:style-name="ce8">
            <text:p>0.13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11.2" table:style-name="ce9">
            <text:p>11.20</text:p>
          </table:table-cell>
          <table:table-cell office:value-type="float" office:value="6.81" table:style-name="ce9">
            <text:p>6.81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2.875" table:style-name="ce5">
            <text:p>2.875</text:p>
          </table:table-cell>
          <table:table-cell office:value-type="float" office:value="1.84375" table:style-name="ce5">
            <text:p>1.844</text:p>
          </table:table-cell>
          <table:table-cell office:value-type="float" office:value="4.71875" table:style-name="ce5">
            <text:p>4.719</text:p>
          </table:table-cell>
          <table:table-cell office:value-type="float" office:value="400" table:style-name="ce4">
            <text:p>400</text:p>
          </table:table-cell>
          <table:table-cell office:value-type="float" office:value="1.1796875" table:style-name="ce5">
            <text:p>1.180</text:p>
          </table:table-cell>
          <table:table-cell office:value-type="string" table:style-name="ce11">
            <text:p>NA</text:p>
          </table:table-cell>
          <table:table-cell office:value-type="float" office:value="0.60927152317880795" table:style-name="ce5">
            <text:p>0.609</text:p>
          </table:table-cell>
          <table:table-cell office:value-type="float" office:value="3.9583333333333299" table:style-name="ce5">
            <text:p>3.958</text:p>
          </table:table-cell>
          <table:table-cell office:value-type="float" office:value="5" table:style-name="ce11">
            <text:p>5</text:p>
          </table:table-cell>
          <table:table-cell office:value-type="float" office:value="95.65" table:style-name="ce9">
            <text:p>95.65</text:p>
          </table:table-cell>
          <table:table-cell office:value-type="float" office:value="2907500" table:style-name="ce4">
            <text:p>2907500</text:p>
          </table:table-cell>
          <table:table-cell office:value-type="float" office:value="0.5" table:style-name="ce4">
            <text:p>0.5</text:p>
          </table:table-cell>
          <table:table-cell office:value-type="string" table:style-name="ce4">
            <text:p>Norway Trifolium pratense 2013</text:p>
          </table:table-cell>
          <table:table-cell office:value-type="string" table:style-name="ce4">
            <text:p>Norway redclover 2013 Red4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Red5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As</text:p>
          </table:table-cell>
          <table:table-cell office:value-type="float" office:value="59.660138601428599" table:style-name="ce5">
            <text:p>59.660</text:p>
          </table:table-cell>
          <table:table-cell office:value-type="float" office:value="10.8076770803976" table:style-name="ce5">
            <text:p>10.808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11" table:style-name="ce8">
            <text:p>0.110</text:p>
          </table:table-cell>
          <table:table-cell office:value-type="float" office:value="0.11" table:style-name="ce8">
            <text:p>0.11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9" table:style-name="ce9">
            <text:p>9.00</text:p>
          </table:table-cell>
          <table:table-cell office:value-type="float" office:value="6.81" table:style-name="ce9">
            <text:p>6.81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1.1875" table:style-name="ce5">
            <text:p>1.188</text:p>
          </table:table-cell>
          <table:table-cell office:value-type="float" office:value="3.46875" table:style-name="ce5">
            <text:p>3.469</text:p>
          </table:table-cell>
          <table:table-cell office:value-type="float" office:value="4.65625" table:style-name="ce5">
            <text:p>4.656</text:p>
          </table:table-cell>
          <table:table-cell office:value-type="float" office:value="400" table:style-name="ce4">
            <text:p>400</text:p>
          </table:table-cell>
          <table:table-cell office:value-type="float" office:value="1.1640625" table:style-name="ce5">
            <text:p>1.164</text:p>
          </table:table-cell>
          <table:table-cell office:value-type="string" table:style-name="ce11">
            <text:p>NA</text:p>
          </table:table-cell>
          <table:table-cell office:value-type="float" office:value="0.25503355704698" table:style-name="ce5">
            <text:p>0.255</text:p>
          </table:table-cell>
          <table:table-cell office:value-type="float" office:value="2.9166666666666701" table:style-name="ce5">
            <text:p>2.917</text:p>
          </table:table-cell>
          <table:table-cell office:value-type="float" office:value="5" table:style-name="ce11">
            <text:p>5</text:p>
          </table:table-cell>
          <table:table-cell office:value-type="float" office:value="77.724999999999994" table:style-name="ce9">
            <text:p>77.73</text:p>
          </table:table-cell>
          <table:table-cell office:value-type="float" office:value="2100000" table:style-name="ce4">
            <text:p>2100000</text:p>
          </table:table-cell>
          <table:table-cell office:value-type="float" office:value="0.3" table:style-name="ce4">
            <text:p>0.3</text:p>
          </table:table-cell>
          <table:table-cell office:value-type="string" table:style-name="ce4">
            <text:p>Norway Trifolium pratense 2013</text:p>
          </table:table-cell>
          <table:table-cell office:value-type="string" table:style-name="ce4">
            <text:p>Norway redclover 2013 Red5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Black1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Lardal</text:p>
          </table:table-cell>
          <table:table-cell office:value-type="float" office:value="59.412231535308401" table:style-name="ce5">
            <text:p>59.412</text:p>
          </table:table-cell>
          <table:table-cell office:value-type="float" office:value="9.9745780175701206" table:style-name="ce5">
            <text:p>9.975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06" table:style-name="ce8">
            <text:p>0.060</text:p>
          </table:table-cell>
          <table:table-cell office:value-type="float" office:value="0.06" table:style-name="ce8">
            <text:p>0.06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15" table:style-name="ce9">
            <text:p>15.00</text:p>
          </table:table-cell>
          <table:table-cell office:value-type="float" office:value="7.92" table:style-name="ce9">
            <text:p>7.92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2.0625" table:style-name="ce5">
            <text:p>2.063</text:p>
          </table:table-cell>
          <table:table-cell office:value-type="float" office:value="2.46875" table:style-name="ce5">
            <text:p>2.469</text:p>
          </table:table-cell>
          <table:table-cell office:value-type="float" office:value="4.53125" table:style-name="ce5">
            <text:p>4.531</text:p>
          </table:table-cell>
          <table:table-cell office:value-type="float" office:value="400" table:style-name="ce4">
            <text:p>400</text:p>
          </table:table-cell>
          <table:table-cell office:value-type="float" office:value="1.1328125" table:style-name="ce5">
            <text:p>1.133</text:p>
          </table:table-cell>
          <table:table-cell office:value-type="string" table:style-name="ce11">
            <text:p>NA</text:p>
          </table:table-cell>
          <table:table-cell office:value-type="float" office:value="0.45517241379310402" table:style-name="ce5">
            <text:p>0.455</text:p>
          </table:table-cell>
          <table:table-cell office:value-type="float" office:value="4.9166666666666696" table:style-name="ce5">
            <text:p>4.917</text:p>
          </table:table-cell>
          <table:table-cell office:value-type="float" office:value="5" table:style-name="ce11">
            <text:p>5</text:p>
          </table:table-cell>
          <table:table-cell office:value-type="float" office:value="62.05" table:style-name="ce9">
            <text:p>62.05</text:p>
          </table:table-cell>
          <table:table-cell office:value-type="float" office:value="2850000" table:style-name="ce4">
            <text:p>285000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Trifolium pratense 2014</text:p>
          </table:table-cell>
          <table:table-cell office:value-type="string" table:style-name="ce4">
            <text:p>Norway redclover 2014 Black1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Black2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Re</text:p>
          </table:table-cell>
          <table:table-cell office:value-type="float" office:value="59.446983347299003" table:style-name="ce5">
            <text:p>59.447</text:p>
          </table:table-cell>
          <table:table-cell office:value-type="float" office:value="10.2666563762821" table:style-name="ce5">
            <text:p>10.267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03" table:style-name="ce8">
            <text:p>0.030</text:p>
          </table:table-cell>
          <table:table-cell office:value-type="float" office:value="0.03" table:style-name="ce8">
            <text:p>0.03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7" table:style-name="ce9">
            <text:p>7.00</text:p>
          </table:table-cell>
          <table:table-cell office:value-type="float" office:value="7.92" table:style-name="ce9">
            <text:p>7.92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2.875" table:style-name="ce5">
            <text:p>2.875</text:p>
          </table:table-cell>
          <table:table-cell office:value-type="float" office:value="7.125" table:style-name="ce5">
            <text:p>7.125</text:p>
          </table:table-cell>
          <table:table-cell office:value-type="float" office:value="10" table:style-name="ce5">
            <text:p>10.000</text:p>
          </table:table-cell>
          <table:table-cell office:value-type="float" office:value="400" table:style-name="ce4">
            <text:p>400</text:p>
          </table:table-cell>
          <table:table-cell office:value-type="float" office:value="2.5" table:style-name="ce5">
            <text:p>2.500</text:p>
          </table:table-cell>
          <table:table-cell office:value-type="string" table:style-name="ce11">
            <text:p>NA</text:p>
          </table:table-cell>
          <table:table-cell office:value-type="float" office:value="0.28749999999999998" table:style-name="ce5">
            <text:p>0.288</text:p>
          </table:table-cell>
          <table:table-cell office:value-type="float" office:value="3.9166666666666701" table:style-name="ce5">
            <text:p>3.917</text:p>
          </table:table-cell>
          <table:table-cell office:value-type="float" office:value="5" table:style-name="ce11">
            <text:p>5</text:p>
          </table:table-cell>
          <table:table-cell office:value-type="float" office:value="82.577686142499999" table:style-name="ce9">
            <text:p>82.58</text:p>
          </table:table-cell>
          <table:table-cell office:value-type="float" office:value="2800000" table:style-name="ce4">
            <text:p>280000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Trifolium pratense 2014</text:p>
          </table:table-cell>
          <table:table-cell office:value-type="string" table:style-name="ce4">
            <text:p>Norway redclover 2014 Black2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Black3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Ovre Eiker</text:p>
          </table:table-cell>
          <table:table-cell office:value-type="float" office:value="59.749063082065803" table:style-name="ce5">
            <text:p>59.749</text:p>
          </table:table-cell>
          <table:table-cell office:value-type="float" office:value="9.9103401508935391" table:style-name="ce5">
            <text:p>9.910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1" table:style-name="ce8">
            <text:p>0.100</text:p>
          </table:table-cell>
          <table:table-cell office:value-type="float" office:value="0.1" table:style-name="ce8">
            <text:p>0.10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7.5" table:style-name="ce9">
            <text:p>7.50</text:p>
          </table:table-cell>
          <table:table-cell office:value-type="float" office:value="7.92" table:style-name="ce9">
            <text:p>7.92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2.75" table:style-name="ce5">
            <text:p>2.750</text:p>
          </table:table-cell>
          <table:table-cell office:value-type="float" office:value="2.3645833333333299" table:style-name="ce5">
            <text:p>2.365</text:p>
          </table:table-cell>
          <table:table-cell office:value-type="float" office:value="5.1145833333333304" table:style-name="ce5">
            <text:p>5.115</text:p>
          </table:table-cell>
          <table:table-cell office:value-type="float" office:value="400" table:style-name="ce4">
            <text:p>400</text:p>
          </table:table-cell>
          <table:table-cell office:value-type="float" office:value="1.2786458333333299" table:style-name="ce5">
            <text:p>1.279</text:p>
          </table:table-cell>
          <table:table-cell office:value-type="string" table:style-name="ce11">
            <text:p>NA</text:p>
          </table:table-cell>
          <table:table-cell office:value-type="float" office:value="0.53767820773930797" table:style-name="ce5">
            <text:p>0.538</text:p>
          </table:table-cell>
          <table:table-cell office:value-type="float" office:value="2.9166666666666701" table:style-name="ce5">
            <text:p>2.917</text:p>
          </table:table-cell>
          <table:table-cell office:value-type="float" office:value="5" table:style-name="ce11">
            <text:p>5</text:p>
          </table:table-cell>
          <table:table-cell office:value-type="float" office:value="90.729326607499999" table:style-name="ce9">
            <text:p>90.73</text:p>
          </table:table-cell>
          <table:table-cell office:value-type="float" office:value="4700000" table:style-name="ce4">
            <text:p>470000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Trifolium pratense 2014</text:p>
          </table:table-cell>
          <table:table-cell office:value-type="string" table:style-name="ce4">
            <text:p>Norway redclover 2014 Black3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Black4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Rakkestad</text:p>
          </table:table-cell>
          <table:table-cell office:value-type="float" office:value="59.444730754631898" table:style-name="ce5">
            <text:p>59.445</text:p>
          </table:table-cell>
          <table:table-cell office:value-type="float" office:value="11.3429074959062" table:style-name="ce5">
            <text:p>11.343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1" table:style-name="ce8">
            <text:p>0.100</text:p>
          </table:table-cell>
          <table:table-cell office:value-type="float" office:value="0.1" table:style-name="ce8">
            <text:p>0.10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5" table:style-name="ce9">
            <text:p>5.00</text:p>
          </table:table-cell>
          <table:table-cell office:value-type="float" office:value="7.92" table:style-name="ce9">
            <text:p>7.92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0.8125" table:style-name="ce5">
            <text:p>0.813</text:p>
          </table:table-cell>
          <table:table-cell office:value-type="float" office:value="5.6875" table:style-name="ce5">
            <text:p>5.688</text:p>
          </table:table-cell>
          <table:table-cell office:value-type="float" office:value="6.5" table:style-name="ce5">
            <text:p>6.500</text:p>
          </table:table-cell>
          <table:table-cell office:value-type="float" office:value="400" table:style-name="ce4">
            <text:p>400</text:p>
          </table:table-cell>
          <table:table-cell office:value-type="float" office:value="1.625" table:style-name="ce5">
            <text:p>1.625</text:p>
          </table:table-cell>
          <table:table-cell office:value-type="string" table:style-name="ce11">
            <text:p>NA</text:p>
          </table:table-cell>
          <table:table-cell office:value-type="float" office:value="0.125" table:style-name="ce5">
            <text:p>0.125</text:p>
          </table:table-cell>
          <table:table-cell office:value-type="float" office:value="5.5416666666666696" table:style-name="ce5">
            <text:p>5.542</text:p>
          </table:table-cell>
          <table:table-cell office:value-type="float" office:value="5" table:style-name="ce11">
            <text:p>5</text:p>
          </table:table-cell>
          <table:table-cell office:value-type="float" office:value="70.232787362500005" table:style-name="ce9">
            <text:p>70.23</text:p>
          </table:table-cell>
          <table:table-cell office:value-type="float" office:value="2800000" table:style-name="ce4">
            <text:p>280000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Trifolium pratense 2014</text:p>
          </table:table-cell>
          <table:table-cell office:value-type="string" table:style-name="ce4">
            <text:p>Norway redclover 2014 Black4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Black5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Ovre Eiker</text:p>
          </table:table-cell>
          <table:table-cell office:value-type="float" office:value="59.8652839643837" table:style-name="ce5">
            <text:p>59.865</text:p>
          </table:table-cell>
          <table:table-cell office:value-type="float" office:value="9.8109819023556604" table:style-name="ce5">
            <text:p>9.811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7.0000000000000007E-2" table:style-name="ce8">
            <text:p>0.070</text:p>
          </table:table-cell>
          <table:table-cell office:value-type="float" office:value="7.0000000000000007E-2" table:style-name="ce8">
            <text:p>0.07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8" table:style-name="ce9">
            <text:p>8.00</text:p>
          </table:table-cell>
          <table:table-cell office:value-type="float" office:value="7.92" table:style-name="ce9">
            <text:p>7.92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5.25" table:style-name="ce5">
            <text:p>5.250</text:p>
          </table:table-cell>
          <table:table-cell office:value-type="float" office:value="3.3125" table:style-name="ce5">
            <text:p>3.313</text:p>
          </table:table-cell>
          <table:table-cell office:value-type="float" office:value="8.5625" table:style-name="ce5">
            <text:p>8.563</text:p>
          </table:table-cell>
          <table:table-cell office:value-type="float" office:value="400" table:style-name="ce4">
            <text:p>400</text:p>
          </table:table-cell>
          <table:table-cell office:value-type="float" office:value="2.140625" table:style-name="ce5">
            <text:p>2.141</text:p>
          </table:table-cell>
          <table:table-cell office:value-type="string" table:style-name="ce11">
            <text:p>NA</text:p>
          </table:table-cell>
          <table:table-cell office:value-type="float" office:value="0.613138686131387" table:style-name="ce5">
            <text:p>0.613</text:p>
          </table:table-cell>
          <table:table-cell office:value-type="float" office:value="4.625" table:style-name="ce5">
            <text:p>4.625</text:p>
          </table:table-cell>
          <table:table-cell office:value-type="float" office:value="5" table:style-name="ce11">
            <text:p>5</text:p>
          </table:table-cell>
          <table:table-cell office:value-type="float" office:value="49.268649822500002" table:style-name="ce9">
            <text:p>49.27</text:p>
          </table:table-cell>
          <table:table-cell office:value-type="float" office:value="3297500" table:style-name="ce4">
            <text:p>329750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Trifolium pratense 2014</text:p>
          </table:table-cell>
          <table:table-cell office:value-type="string" table:style-name="ce4">
            <text:p>Norway redclover 2014 Black5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Blue1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Hobol</text:p>
          </table:table-cell>
          <table:table-cell office:value-type="float" office:value="59.600513833480399" table:style-name="ce5">
            <text:p>59.601</text:p>
          </table:table-cell>
          <table:table-cell office:value-type="float" office:value="10.9086891714469" table:style-name="ce5">
            <text:p>10.909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28000000000000003" table:style-name="ce8">
            <text:p>0.280</text:p>
          </table:table-cell>
          <table:table-cell office:value-type="float" office:value="0.28000000000000003" table:style-name="ce8">
            <text:p>0.28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6" table:style-name="ce9">
            <text:p>6.00</text:p>
          </table:table-cell>
          <table:table-cell office:value-type="float" office:value="7.92" table:style-name="ce9">
            <text:p>7.92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4.3125" table:style-name="ce5">
            <text:p>4.313</text:p>
          </table:table-cell>
          <table:table-cell office:value-type="float" office:value="5.3125" table:style-name="ce5">
            <text:p>5.313</text:p>
          </table:table-cell>
          <table:table-cell office:value-type="float" office:value="9.625" table:style-name="ce5">
            <text:p>9.625</text:p>
          </table:table-cell>
          <table:table-cell office:value-type="float" office:value="400" table:style-name="ce4">
            <text:p>400</text:p>
          </table:table-cell>
          <table:table-cell office:value-type="float" office:value="2.40625" table:style-name="ce5">
            <text:p>2.406</text:p>
          </table:table-cell>
          <table:table-cell office:value-type="string" table:style-name="ce11">
            <text:p>NA</text:p>
          </table:table-cell>
          <table:table-cell office:value-type="float" office:value="0.44805194805194798" table:style-name="ce5">
            <text:p>0.448</text:p>
          </table:table-cell>
          <table:table-cell office:value-type="float" office:value="5.125" table:style-name="ce5">
            <text:p>5.125</text:p>
          </table:table-cell>
          <table:table-cell office:value-type="float" office:value="5" table:style-name="ce11">
            <text:p>5</text:p>
          </table:table-cell>
          <table:table-cell office:value-type="float" office:value="62.524999999999999" table:style-name="ce9">
            <text:p>62.53</text:p>
          </table:table-cell>
          <table:table-cell office:value-type="float" office:value="3672500" table:style-name="ce4">
            <text:p>367250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Trifolium pratense 2014</text:p>
          </table:table-cell>
          <table:table-cell office:value-type="string" table:style-name="ce4">
            <text:p>Norway redclover 2014 Blue1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Blue2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Spydeberg</text:p>
          </table:table-cell>
          <table:table-cell office:value-type="float" office:value="59.645554619120702" table:style-name="ce5">
            <text:p>59.646</text:p>
          </table:table-cell>
          <table:table-cell office:value-type="float" office:value="11.0474324399322" table:style-name="ce5">
            <text:p>11.047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3" table:style-name="ce8">
            <text:p>0.300</text:p>
          </table:table-cell>
          <table:table-cell office:value-type="float" office:value="0.3" table:style-name="ce8">
            <text:p>0.30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8" table:style-name="ce9">
            <text:p>8.00</text:p>
          </table:table-cell>
          <table:table-cell office:value-type="float" office:value="7.92" table:style-name="ce9">
            <text:p>7.92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3.3125" table:style-name="ce5">
            <text:p>3.313</text:p>
          </table:table-cell>
          <table:table-cell office:value-type="float" office:value="3.125" table:style-name="ce5">
            <text:p>3.125</text:p>
          </table:table-cell>
          <table:table-cell office:value-type="float" office:value="6.4375" table:style-name="ce5">
            <text:p>6.438</text:p>
          </table:table-cell>
          <table:table-cell office:value-type="float" office:value="400" table:style-name="ce4">
            <text:p>400</text:p>
          </table:table-cell>
          <table:table-cell office:value-type="float" office:value="1.609375" table:style-name="ce5">
            <text:p>1.609</text:p>
          </table:table-cell>
          <table:table-cell office:value-type="string" table:style-name="ce11">
            <text:p>NA</text:p>
          </table:table-cell>
          <table:table-cell office:value-type="float" office:value="0.51456310679611605" table:style-name="ce5">
            <text:p>0.515</text:p>
          </table:table-cell>
          <table:table-cell office:value-type="float" office:value="5.2083333333333304" table:style-name="ce5">
            <text:p>5.208</text:p>
          </table:table-cell>
          <table:table-cell office:value-type="float" office:value="5" table:style-name="ce11">
            <text:p>5</text:p>
          </table:table-cell>
          <table:table-cell office:value-type="float" office:value="78.825000000000003" table:style-name="ce9">
            <text:p>78.83</text:p>
          </table:table-cell>
          <table:table-cell office:value-type="float" office:value="3485000" table:style-name="ce4">
            <text:p>348500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Trifolium pratense 2014</text:p>
          </table:table-cell>
          <table:table-cell office:value-type="string" table:style-name="ce4">
            <text:p>Norway redclover 2014 Blue2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Blue3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Kongsberg</text:p>
          </table:table-cell>
          <table:table-cell office:value-type="float" office:value="59.533482940045403" table:style-name="ce5">
            <text:p>59.533</text:p>
          </table:table-cell>
          <table:table-cell office:value-type="float" office:value="9.8241062531431602" table:style-name="ce5">
            <text:p>9.824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03" table:style-name="ce8">
            <text:p>0.030</text:p>
          </table:table-cell>
          <table:table-cell office:value-type="float" office:value="0.03" table:style-name="ce8">
            <text:p>0.03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9.5" table:style-name="ce9">
            <text:p>9.50</text:p>
          </table:table-cell>
          <table:table-cell office:value-type="float" office:value="7.92" table:style-name="ce9">
            <text:p>7.92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1.3125" table:style-name="ce5">
            <text:p>1.313</text:p>
          </table:table-cell>
          <table:table-cell office:value-type="float" office:value="0.5625" table:style-name="ce5">
            <text:p>0.563</text:p>
          </table:table-cell>
          <table:table-cell office:value-type="float" office:value="1.875" table:style-name="ce5">
            <text:p>1.875</text:p>
          </table:table-cell>
          <table:table-cell office:value-type="float" office:value="400" table:style-name="ce4">
            <text:p>400</text:p>
          </table:table-cell>
          <table:table-cell office:value-type="float" office:value="0.46875" table:style-name="ce5">
            <text:p>0.469</text:p>
          </table:table-cell>
          <table:table-cell office:value-type="string" table:style-name="ce11">
            <text:p>NA</text:p>
          </table:table-cell>
          <table:table-cell office:value-type="float" office:value="0.7" table:style-name="ce5">
            <text:p>0.700</text:p>
          </table:table-cell>
          <table:table-cell office:value-type="float" office:value="3.2916666666666701" table:style-name="ce5">
            <text:p>3.292</text:p>
          </table:table-cell>
          <table:table-cell office:value-type="float" office:value="5" table:style-name="ce11">
            <text:p>5</text:p>
          </table:table-cell>
          <table:table-cell office:value-type="float" office:value="49.25" table:style-name="ce9">
            <text:p>49.25</text:p>
          </table:table-cell>
          <table:table-cell office:value-type="float" office:value="2827500" table:style-name="ce4">
            <text:p>282750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Trifolium pratense 2014</text:p>
          </table:table-cell>
          <table:table-cell office:value-type="string" table:style-name="ce4">
            <text:p>Norway redclover 2014 Blue3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Blue4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Eidsberg</text:p>
          </table:table-cell>
          <table:table-cell office:value-type="float" office:value="59.549247790801999" table:style-name="ce5">
            <text:p>59.549</text:p>
          </table:table-cell>
          <table:table-cell office:value-type="float" office:value="11.2773104386548" table:style-name="ce5">
            <text:p>11.277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05" table:style-name="ce8">
            <text:p>0.050</text:p>
          </table:table-cell>
          <table:table-cell office:value-type="float" office:value="0.05" table:style-name="ce8">
            <text:p>0.05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6.1" table:style-name="ce9">
            <text:p>6.10</text:p>
          </table:table-cell>
          <table:table-cell office:value-type="float" office:value="7.92" table:style-name="ce9">
            <text:p>7.92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1.8125" table:style-name="ce5">
            <text:p>1.813</text:p>
          </table:table-cell>
          <table:table-cell office:value-type="float" office:value="4.3125" table:style-name="ce5">
            <text:p>4.313</text:p>
          </table:table-cell>
          <table:table-cell office:value-type="float" office:value="6.125" table:style-name="ce5">
            <text:p>6.125</text:p>
          </table:table-cell>
          <table:table-cell office:value-type="float" office:value="400" table:style-name="ce4">
            <text:p>400</text:p>
          </table:table-cell>
          <table:table-cell office:value-type="float" office:value="1.53125" table:style-name="ce5">
            <text:p>1.531</text:p>
          </table:table-cell>
          <table:table-cell office:value-type="string" table:style-name="ce11">
            <text:p>NA</text:p>
          </table:table-cell>
          <table:table-cell office:value-type="float" office:value="0.29591836734693899" table:style-name="ce5">
            <text:p>0.296</text:p>
          </table:table-cell>
          <table:table-cell office:value-type="float" office:value="5.625" table:style-name="ce5">
            <text:p>5.625</text:p>
          </table:table-cell>
          <table:table-cell office:value-type="float" office:value="5" table:style-name="ce11">
            <text:p>5</text:p>
          </table:table-cell>
          <table:table-cell office:value-type="float" office:value="72.575000000000003" table:style-name="ce9">
            <text:p>72.58</text:p>
          </table:table-cell>
          <table:table-cell office:value-type="float" office:value="2930000" table:style-name="ce4">
            <text:p>293000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Trifolium pratense 2014</text:p>
          </table:table-cell>
          <table:table-cell office:value-type="string" table:style-name="ce4">
            <text:p>Norway redclover 2014 Blue4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Blue5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Stokke</text:p>
          </table:table-cell>
          <table:table-cell office:value-type="float" office:value="59.276606334579697" table:style-name="ce5">
            <text:p>59.277</text:p>
          </table:table-cell>
          <table:table-cell office:value-type="float" office:value="10.2912680911574" table:style-name="ce5">
            <text:p>10.291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05" table:style-name="ce8">
            <text:p>0.050</text:p>
          </table:table-cell>
          <table:table-cell office:value-type="float" office:value="0.05" table:style-name="ce8">
            <text:p>0.05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7" table:style-name="ce9">
            <text:p>7.00</text:p>
          </table:table-cell>
          <table:table-cell office:value-type="float" office:value="7.92" table:style-name="ce9">
            <text:p>7.92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8.3125" table:style-name="ce5">
            <text:p>8.313</text:p>
          </table:table-cell>
          <table:table-cell office:value-type="float" office:value="5.5625" table:style-name="ce5">
            <text:p>5.563</text:p>
          </table:table-cell>
          <table:table-cell office:value-type="float" office:value="13.875" table:style-name="ce5">
            <text:p>13.875</text:p>
          </table:table-cell>
          <table:table-cell office:value-type="float" office:value="400" table:style-name="ce4">
            <text:p>400</text:p>
          </table:table-cell>
          <table:table-cell office:value-type="float" office:value="3.46875" table:style-name="ce5">
            <text:p>3.469</text:p>
          </table:table-cell>
          <table:table-cell office:value-type="string" table:style-name="ce11">
            <text:p>NA</text:p>
          </table:table-cell>
          <table:table-cell office:value-type="float" office:value="0.59909909909909898" table:style-name="ce5">
            <text:p>0.599</text:p>
          </table:table-cell>
          <table:table-cell office:value-type="float" office:value="4.375" table:style-name="ce5">
            <text:p>4.375</text:p>
          </table:table-cell>
          <table:table-cell office:value-type="float" office:value="5" table:style-name="ce11">
            <text:p>5</text:p>
          </table:table-cell>
          <table:table-cell office:value-type="float" office:value="87.025000000000006" table:style-name="ce9">
            <text:p>87.03</text:p>
          </table:table-cell>
          <table:table-cell office:value-type="float" office:value="3787500" table:style-name="ce4">
            <text:p>378750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Trifolium pratense 2014</text:p>
          </table:table-cell>
          <table:table-cell office:value-type="string" table:style-name="ce4">
            <text:p>Norway redclover 2014 Blue5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Green1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Sande</text:p>
          </table:table-cell>
          <table:table-cell office:value-type="float" office:value="59.557256103657103" table:style-name="ce5">
            <text:p>59.557</text:p>
          </table:table-cell>
          <table:table-cell office:value-type="float" office:value="10.231962334355501" table:style-name="ce5">
            <text:p>10.232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2" table:style-name="ce8">
            <text:p>0.200</text:p>
          </table:table-cell>
          <table:table-cell office:value-type="float" office:value="0.2" table:style-name="ce8">
            <text:p>0.20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9" table:style-name="ce9">
            <text:p>9.00</text:p>
          </table:table-cell>
          <table:table-cell office:value-type="float" office:value="7.92" table:style-name="ce9">
            <text:p>7.92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1.125" table:style-name="ce5">
            <text:p>1.125</text:p>
          </table:table-cell>
          <table:table-cell office:value-type="float" office:value="3.40625" table:style-name="ce5">
            <text:p>3.406</text:p>
          </table:table-cell>
          <table:table-cell office:value-type="float" office:value="4.53125" table:style-name="ce5">
            <text:p>4.531</text:p>
          </table:table-cell>
          <table:table-cell office:value-type="float" office:value="400" table:style-name="ce4">
            <text:p>400</text:p>
          </table:table-cell>
          <table:table-cell office:value-type="float" office:value="1.1328125" table:style-name="ce5">
            <text:p>1.133</text:p>
          </table:table-cell>
          <table:table-cell office:value-type="string" table:style-name="ce11">
            <text:p>NA</text:p>
          </table:table-cell>
          <table:table-cell office:value-type="float" office:value="0.24827586206896499" table:style-name="ce5">
            <text:p>0.248</text:p>
          </table:table-cell>
          <table:table-cell office:value-type="float" office:value="3.7083333333333299" table:style-name="ce5">
            <text:p>3.708</text:p>
          </table:table-cell>
          <table:table-cell office:value-type="float" office:value="5" table:style-name="ce11">
            <text:p>5</text:p>
          </table:table-cell>
          <table:table-cell office:value-type="float" office:value="63.8" table:style-name="ce9">
            <text:p>63.80</text:p>
          </table:table-cell>
          <table:table-cell office:value-type="float" office:value="1522500" table:style-name="ce4">
            <text:p>152250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Trifolium pratense 2014</text:p>
          </table:table-cell>
          <table:table-cell office:value-type="string" table:style-name="ce4">
            <text:p>Norway redclover 2014 Green1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Green2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Andebu</text:p>
          </table:table-cell>
          <table:table-cell office:value-type="float" office:value="59.304857048330902" table:style-name="ce5">
            <text:p>59.305</text:p>
          </table:table-cell>
          <table:table-cell office:value-type="float" office:value="10.087167861937299" table:style-name="ce5">
            <text:p>10.087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05" table:style-name="ce8">
            <text:p>0.050</text:p>
          </table:table-cell>
          <table:table-cell office:value-type="float" office:value="0.05" table:style-name="ce8">
            <text:p>0.050</text:p>
          </table:table-cell>
          <table:table-cell office:value-type="string" table:style-name="ce4">
            <text:p>Yes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NA</text:p>
          </table:table-cell>
          <table:table-cell office:value-type="float" office:value="10" table:style-name="ce9">
            <text:p>10.00</text:p>
          </table:table-cell>
          <table:table-cell office:value-type="float" office:value="7.92" table:style-name="ce9">
            <text:p>7.92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2.25" table:style-name="ce5">
            <text:p>2.250</text:p>
          </table:table-cell>
          <table:table-cell office:value-type="float" office:value="2.5625" table:style-name="ce5">
            <text:p>2.563</text:p>
          </table:table-cell>
          <table:table-cell office:value-type="float" office:value="4.8125" table:style-name="ce5">
            <text:p>4.813</text:p>
          </table:table-cell>
          <table:table-cell office:value-type="float" office:value="400" table:style-name="ce4">
            <text:p>400</text:p>
          </table:table-cell>
          <table:table-cell office:value-type="float" office:value="1.203125" table:style-name="ce5">
            <text:p>1.203</text:p>
          </table:table-cell>
          <table:table-cell office:value-type="string" table:style-name="ce11">
            <text:p>NA</text:p>
          </table:table-cell>
          <table:table-cell office:value-type="float" office:value="0.46753246753246802" table:style-name="ce5">
            <text:p>0.468</text:p>
          </table:table-cell>
          <table:table-cell office:value-type="float" office:value="3" table:style-name="ce5">
            <text:p>3.000</text:p>
          </table:table-cell>
          <table:table-cell office:value-type="float" office:value="5" table:style-name="ce11">
            <text:p>5</text:p>
          </table:table-cell>
          <table:table-cell office:value-type="float" office:value="40.6" table:style-name="ce9">
            <text:p>40.60</text:p>
          </table:table-cell>
          <table:table-cell office:value-type="float" office:value="3822500" table:style-name="ce4">
            <text:p>382250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Trifolium pratense 2014</text:p>
          </table:table-cell>
          <table:table-cell office:value-type="string" table:style-name="ce4">
            <text:p>Norway redclover 2014 Green2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Green4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Spydeberg</text:p>
          </table:table-cell>
          <table:table-cell office:value-type="float" office:value="59.660270244222097" table:style-name="ce5">
            <text:p>59.660</text:p>
          </table:table-cell>
          <table:table-cell office:value-type="float" office:value="11.132369425134" table:style-name="ce5">
            <text:p>11.132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1" table:style-name="ce8">
            <text:p>0.100</text:p>
          </table:table-cell>
          <table:table-cell office:value-type="float" office:value="0.1" table:style-name="ce8">
            <text:p>0.10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7" table:style-name="ce9">
            <text:p>7.00</text:p>
          </table:table-cell>
          <table:table-cell office:value-type="float" office:value="7.92" table:style-name="ce9">
            <text:p>7.92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2.125" table:style-name="ce5">
            <text:p>2.125</text:p>
          </table:table-cell>
          <table:table-cell office:value-type="float" office:value="7.4375" table:style-name="ce5">
            <text:p>7.438</text:p>
          </table:table-cell>
          <table:table-cell office:value-type="float" office:value="9.5625" table:style-name="ce5">
            <text:p>9.563</text:p>
          </table:table-cell>
          <table:table-cell office:value-type="float" office:value="400" table:style-name="ce4">
            <text:p>400</text:p>
          </table:table-cell>
          <table:table-cell office:value-type="float" office:value="2.390625" table:style-name="ce5">
            <text:p>2.391</text:p>
          </table:table-cell>
          <table:table-cell office:value-type="string" table:style-name="ce11">
            <text:p>NA</text:p>
          </table:table-cell>
          <table:table-cell office:value-type="float" office:value="0.22222222222222199" table:style-name="ce5">
            <text:p>0.222</text:p>
          </table:table-cell>
          <table:table-cell office:value-type="float" office:value="4.625" table:style-name="ce5">
            <text:p>4.625</text:p>
          </table:table-cell>
          <table:table-cell office:value-type="float" office:value="5" table:style-name="ce11">
            <text:p>5</text:p>
          </table:table-cell>
          <table:table-cell office:value-type="float" office:value="46.1" table:style-name="ce9">
            <text:p>46.10</text:p>
          </table:table-cell>
          <table:table-cell office:value-type="float" office:value="3525000" table:style-name="ce4">
            <text:p>352500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Trifolium pratense 2014</text:p>
          </table:table-cell>
          <table:table-cell office:value-type="string" table:style-name="ce4">
            <text:p>Norway redclover 2014 Green4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Green5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Re</text:p>
          </table:table-cell>
          <table:table-cell office:value-type="float" office:value="59.405296314569803" table:style-name="ce5">
            <text:p>59.405</text:p>
          </table:table-cell>
          <table:table-cell office:value-type="float" office:value="10.134176774771101" table:style-name="ce5">
            <text:p>10.134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24" table:style-name="ce8">
            <text:p>0.240</text:p>
          </table:table-cell>
          <table:table-cell office:value-type="float" office:value="0.24" table:style-name="ce8">
            <text:p>0.24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7" table:style-name="ce9">
            <text:p>7.00</text:p>
          </table:table-cell>
          <table:table-cell office:value-type="float" office:value="7.92" table:style-name="ce9">
            <text:p>7.92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3.4375" table:style-name="ce5">
            <text:p>3.438</text:p>
          </table:table-cell>
          <table:table-cell office:value-type="float" office:value="1.6875" table:style-name="ce5">
            <text:p>1.688</text:p>
          </table:table-cell>
          <table:table-cell office:value-type="float" office:value="5.125" table:style-name="ce5">
            <text:p>5.125</text:p>
          </table:table-cell>
          <table:table-cell office:value-type="float" office:value="400" table:style-name="ce4">
            <text:p>400</text:p>
          </table:table-cell>
          <table:table-cell office:value-type="float" office:value="1.28125" table:style-name="ce5">
            <text:p>1.281</text:p>
          </table:table-cell>
          <table:table-cell office:value-type="string" table:style-name="ce11">
            <text:p>NA</text:p>
          </table:table-cell>
          <table:table-cell office:value-type="float" office:value="0.67073170731707299" table:style-name="ce5">
            <text:p>0.671</text:p>
          </table:table-cell>
          <table:table-cell office:value-type="float" office:value="3.625" table:style-name="ce5">
            <text:p>3.625</text:p>
          </table:table-cell>
          <table:table-cell office:value-type="float" office:value="5" table:style-name="ce11">
            <text:p>5</text:p>
          </table:table-cell>
          <table:table-cell office:value-type="float" office:value="56.274999999999999" table:style-name="ce9">
            <text:p>56.28</text:p>
          </table:table-cell>
          <table:table-cell office:value-type="float" office:value="1842500" table:style-name="ce4">
            <text:p>184250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Trifolium pratense 2014</text:p>
          </table:table-cell>
          <table:table-cell office:value-type="string" table:style-name="ce4">
            <text:p>Norway redclover 2014 Green5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Green6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Stokke</text:p>
          </table:table-cell>
          <table:table-cell office:value-type="float" office:value="59.316894206033297" table:style-name="ce5">
            <text:p>59.317</text:p>
          </table:table-cell>
          <table:table-cell office:value-type="float" office:value="10.217645960612" table:style-name="ce5">
            <text:p>10.218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04" table:style-name="ce8">
            <text:p>0.040</text:p>
          </table:table-cell>
          <table:table-cell office:value-type="float" office:value="0.04" table:style-name="ce8">
            <text:p>0.04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4" table:style-name="ce9">
            <text:p>4.00</text:p>
          </table:table-cell>
          <table:table-cell office:value-type="float" office:value="7.92" table:style-name="ce9">
            <text:p>7.92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3.9375" table:style-name="ce5">
            <text:p>3.938</text:p>
          </table:table-cell>
          <table:table-cell office:value-type="float" office:value="3.3125" table:style-name="ce5">
            <text:p>3.313</text:p>
          </table:table-cell>
          <table:table-cell office:value-type="float" office:value="7.25" table:style-name="ce5">
            <text:p>7.250</text:p>
          </table:table-cell>
          <table:table-cell office:value-type="float" office:value="400" table:style-name="ce4">
            <text:p>400</text:p>
          </table:table-cell>
          <table:table-cell office:value-type="float" office:value="1.8125" table:style-name="ce5">
            <text:p>1.813</text:p>
          </table:table-cell>
          <table:table-cell office:value-type="string" table:style-name="ce11">
            <text:p>NA</text:p>
          </table:table-cell>
          <table:table-cell office:value-type="float" office:value="0.54310344827586199" table:style-name="ce5">
            <text:p>0.543</text:p>
          </table:table-cell>
          <table:table-cell office:value-type="float" office:value="4.0833333333333304" table:style-name="ce5">
            <text:p>4.083</text:p>
          </table:table-cell>
          <table:table-cell office:value-type="float" office:value="5" table:style-name="ce11">
            <text:p>5</text:p>
          </table:table-cell>
          <table:table-cell office:value-type="float" office:value="94.25" table:style-name="ce9">
            <text:p>94.25</text:p>
          </table:table-cell>
          <table:table-cell office:value-type="float" office:value="3815000" table:style-name="ce4">
            <text:p>381500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Trifolium pratense 2014</text:p>
          </table:table-cell>
          <table:table-cell office:value-type="string" table:style-name="ce4">
            <text:p>Norway redclover 2014 Green6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Red1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Re</text:p>
          </table:table-cell>
          <table:table-cell office:value-type="float" office:value="59.393949727073803" table:style-name="ce5">
            <text:p>59.394</text:p>
          </table:table-cell>
          <table:table-cell office:value-type="float" office:value="10.2764374587834" table:style-name="ce5">
            <text:p>10.276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08" table:style-name="ce8">
            <text:p>0.080</text:p>
          </table:table-cell>
          <table:table-cell office:value-type="float" office:value="0.08" table:style-name="ce8">
            <text:p>0.08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5.8" table:style-name="ce9">
            <text:p>5.80</text:p>
          </table:table-cell>
          <table:table-cell office:value-type="float" office:value="7.92" table:style-name="ce9">
            <text:p>7.92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2.75" table:style-name="ce5">
            <text:p>2.750</text:p>
          </table:table-cell>
          <table:table-cell office:value-type="float" office:value="4.125" table:style-name="ce5">
            <text:p>4.125</text:p>
          </table:table-cell>
          <table:table-cell office:value-type="float" office:value="6.875" table:style-name="ce5">
            <text:p>6.875</text:p>
          </table:table-cell>
          <table:table-cell office:value-type="float" office:value="400" table:style-name="ce4">
            <text:p>400</text:p>
          </table:table-cell>
          <table:table-cell office:value-type="float" office:value="1.71875" table:style-name="ce5">
            <text:p>1.719</text:p>
          </table:table-cell>
          <table:table-cell office:value-type="string" table:style-name="ce11">
            <text:p>NA</text:p>
          </table:table-cell>
          <table:table-cell office:value-type="float" office:value="0.4" table:style-name="ce5">
            <text:p>0.400</text:p>
          </table:table-cell>
          <table:table-cell office:value-type="float" office:value="4.2083333333333304" table:style-name="ce5">
            <text:p>4.208</text:p>
          </table:table-cell>
          <table:table-cell office:value-type="float" office:value="5" table:style-name="ce11">
            <text:p>5</text:p>
          </table:table-cell>
          <table:table-cell office:value-type="float" office:value="77.5" table:style-name="ce9">
            <text:p>77.50</text:p>
          </table:table-cell>
          <table:table-cell office:value-type="float" office:value="2387500" table:style-name="ce4">
            <text:p>238750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Trifolium pratense 2014</text:p>
          </table:table-cell>
          <table:table-cell office:value-type="string" table:style-name="ce4">
            <text:p>Norway redclover 2014 Red1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Red2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Tonsberg</text:p>
          </table:table-cell>
          <table:table-cell office:value-type="float" office:value="59.294284252661498" table:style-name="ce5">
            <text:p>59.294</text:p>
          </table:table-cell>
          <table:table-cell office:value-type="float" office:value="10.441363323564" table:style-name="ce5">
            <text:p>10.441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5" table:style-name="ce8">
            <text:p>0.500</text:p>
          </table:table-cell>
          <table:table-cell office:value-type="float" office:value="0.5" table:style-name="ce8">
            <text:p>0.50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3.9" table:style-name="ce9">
            <text:p>3.90</text:p>
          </table:table-cell>
          <table:table-cell office:value-type="float" office:value="7.92" table:style-name="ce9">
            <text:p>7.92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0.125" table:style-name="ce5">
            <text:p>0.125</text:p>
          </table:table-cell>
          <table:table-cell office:value-type="float" office:value="11.6875" table:style-name="ce5">
            <text:p>11.688</text:p>
          </table:table-cell>
          <table:table-cell office:value-type="float" office:value="11.8125" table:style-name="ce5">
            <text:p>11.813</text:p>
          </table:table-cell>
          <table:table-cell office:value-type="float" office:value="400" table:style-name="ce4">
            <text:p>400</text:p>
          </table:table-cell>
          <table:table-cell office:value-type="float" office:value="2.953125" table:style-name="ce5">
            <text:p>2.953</text:p>
          </table:table-cell>
          <table:table-cell office:value-type="string" table:style-name="ce11">
            <text:p>NA</text:p>
          </table:table-cell>
          <table:table-cell office:value-type="float" office:value="1.0582010582010601E-2" table:style-name="ce5">
            <text:p>0.011</text:p>
          </table:table-cell>
          <table:table-cell office:value-type="float" office:value="4.4583333333333304" table:style-name="ce5">
            <text:p>4.458</text:p>
          </table:table-cell>
          <table:table-cell office:value-type="float" office:value="5" table:style-name="ce11">
            <text:p>5</text:p>
          </table:table-cell>
          <table:table-cell office:value-type="float" office:value="77.45" table:style-name="ce9">
            <text:p>77.45</text:p>
          </table:table-cell>
          <table:table-cell office:value-type="float" office:value="2005000" table:style-name="ce4">
            <text:p>200500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Trifolium pratense 2014</text:p>
          </table:table-cell>
          <table:table-cell office:value-type="string" table:style-name="ce4">
            <text:p>Norway redclover 2014 Red2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Red3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Re</text:p>
          </table:table-cell>
          <table:table-cell office:value-type="float" office:value="59.378226431318701" table:style-name="ce5">
            <text:p>59.378</text:p>
          </table:table-cell>
          <table:table-cell office:value-type="float" office:value="10.3627413182931" table:style-name="ce5">
            <text:p>10.363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13" table:style-name="ce8">
            <text:p>0.130</text:p>
          </table:table-cell>
          <table:table-cell office:value-type="float" office:value="0.13" table:style-name="ce8">
            <text:p>0.13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10" table:style-name="ce9">
            <text:p>10.00</text:p>
          </table:table-cell>
          <table:table-cell office:value-type="float" office:value="7.92" table:style-name="ce9">
            <text:p>7.92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1.3125" table:style-name="ce5">
            <text:p>1.313</text:p>
          </table:table-cell>
          <table:table-cell office:value-type="float" office:value="2.875" table:style-name="ce5">
            <text:p>2.875</text:p>
          </table:table-cell>
          <table:table-cell office:value-type="float" office:value="4.1875" table:style-name="ce5">
            <text:p>4.188</text:p>
          </table:table-cell>
          <table:table-cell office:value-type="float" office:value="400" table:style-name="ce4">
            <text:p>400</text:p>
          </table:table-cell>
          <table:table-cell office:value-type="float" office:value="1.046875" table:style-name="ce5">
            <text:p>1.047</text:p>
          </table:table-cell>
          <table:table-cell office:value-type="string" table:style-name="ce11">
            <text:p>NA</text:p>
          </table:table-cell>
          <table:table-cell office:value-type="float" office:value="0.31343283582089598" table:style-name="ce5">
            <text:p>0.313</text:p>
          </table:table-cell>
          <table:table-cell office:value-type="float" office:value="4.2083333333333304" table:style-name="ce5">
            <text:p>4.208</text:p>
          </table:table-cell>
          <table:table-cell office:value-type="float" office:value="5" table:style-name="ce11">
            <text:p>5</text:p>
          </table:table-cell>
          <table:table-cell office:value-type="float" office:value="100.425" table:style-name="ce9">
            <text:p>100.43</text:p>
          </table:table-cell>
          <table:table-cell office:value-type="float" office:value="3955000" table:style-name="ce4">
            <text:p>395500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Trifolium pratense 2014</text:p>
          </table:table-cell>
          <table:table-cell office:value-type="string" table:style-name="ce4">
            <text:p>Norway redclover 2014 Red3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Red4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Andebu</text:p>
          </table:table-cell>
          <table:table-cell office:value-type="float" office:value="59.371789087919701" table:style-name="ce5">
            <text:p>59.372</text:p>
          </table:table-cell>
          <table:table-cell office:value-type="float" office:value="10.1175456814386" table:style-name="ce5">
            <text:p>10.118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2" table:style-name="ce8">
            <text:p>0.200</text:p>
          </table:table-cell>
          <table:table-cell office:value-type="float" office:value="0.2" table:style-name="ce8">
            <text:p>0.20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10" table:style-name="ce9">
            <text:p>10.00</text:p>
          </table:table-cell>
          <table:table-cell office:value-type="float" office:value="7.92" table:style-name="ce9">
            <text:p>7.92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4.625" table:style-name="ce5">
            <text:p>4.625</text:p>
          </table:table-cell>
          <table:table-cell office:value-type="float" office:value="3.75" table:style-name="ce5">
            <text:p>3.750</text:p>
          </table:table-cell>
          <table:table-cell office:value-type="float" office:value="8.375" table:style-name="ce5">
            <text:p>8.375</text:p>
          </table:table-cell>
          <table:table-cell office:value-type="float" office:value="400" table:style-name="ce4">
            <text:p>400</text:p>
          </table:table-cell>
          <table:table-cell office:value-type="float" office:value="2.09375" table:style-name="ce5">
            <text:p>2.094</text:p>
          </table:table-cell>
          <table:table-cell office:value-type="string" table:style-name="ce11">
            <text:p>NA</text:p>
          </table:table-cell>
          <table:table-cell office:value-type="float" office:value="0.55223880597014896" table:style-name="ce5">
            <text:p>0.552</text:p>
          </table:table-cell>
          <table:table-cell office:value-type="float" office:value="2.7083333333333299" table:style-name="ce5">
            <text:p>2.708</text:p>
          </table:table-cell>
          <table:table-cell office:value-type="float" office:value="5" table:style-name="ce11">
            <text:p>5</text:p>
          </table:table-cell>
          <table:table-cell office:value-type="float" office:value="35.6" table:style-name="ce9">
            <text:p>35.60</text:p>
          </table:table-cell>
          <table:table-cell office:value-type="float" office:value="3702500" table:style-name="ce4">
            <text:p>370250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Trifolium pratense 2014</text:p>
          </table:table-cell>
          <table:table-cell office:value-type="string" table:style-name="ce4">
            <text:p>Norway redclover 2014 Red4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style-name="ro1">
          <table:table-cell office:value-type="string" table:style-name="ce4">
            <text:p>Norway</text:p>
          </table:table-cell>
          <table:table-cell office:value-type="string" table:style-name="ce4">
            <text:p>Trifolium pratens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Red5</text:p>
          </table:table-cell>
          <table:table-cell office:value-type="string" table:style-name="ce4">
            <text:p>Lea</text:p>
          </table:table-cell>
          <table:table-cell office:value-type="string" table:style-name="ce4">
            <text:p>As</text:p>
          </table:table-cell>
          <table:table-cell office:value-type="float" office:value="59.652614003897803" table:style-name="ce5">
            <text:p>59.653</text:p>
          </table:table-cell>
          <table:table-cell office:value-type="float" office:value="10.776839304692601" table:style-name="ce5">
            <text:p>10.777</text:p>
          </table:table-cell>
          <table:table-cell office:value-type="string" table:style-name="ce4">
            <text:p>high</text:p>
          </table:table-cell>
          <table:table-cell office:value-type="string" table:style-name="ce6">
            <text:p>NA</text:p>
          </table:table-cell>
          <table:table-cell office:value-type="string" table:style-name="ce4">
            <text:p>great</text:p>
          </table:table-cell>
          <table:table-cell office:value-type="string" table:style-name="ce7">
            <text:p>Great dependence</text:p>
          </table:table-cell>
          <table:table-cell office:value-type="string" table:style-name="ce4">
            <text:p>Complex landscapes</text:p>
          </table:table-cell>
          <table:table-cell office:value-type="float" office:value="0.13" table:style-name="ce8">
            <text:p>0.130</text:p>
          </table:table-cell>
          <table:table-cell office:value-type="float" office:value="0.13" table:style-name="ce8">
            <text:p>0.130</text:p>
          </table:table-cell>
          <table:table-cell office:value-type="string" table:style-name="ce4">
            <text:p>Yes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NA</text:p>
          </table:table-cell>
          <table:table-cell office:value-type="float" office:value="12.5" table:style-name="ce9">
            <text:p>12.50</text:p>
          </table:table-cell>
          <table:table-cell office:value-type="float" office:value="7.92" table:style-name="ce9">
            <text:p>7.92</text:p>
          </table:table-cell>
          <table:table-cell office:value-type="string" table:style-name="ce9">
            <text:p>&lt;10ha</text:p>
          </table:table-cell>
          <table:table-cell office:value-type="string" table:style-name="ce4">
            <text:p>Large holdings</text:p>
          </table:table-cell>
          <table:table-cell office:value-type="float" office:value="0.9375" table:style-name="ce5">
            <text:p>0.938</text:p>
          </table:table-cell>
          <table:table-cell office:value-type="float" office:value="4.5625" table:style-name="ce5">
            <text:p>4.563</text:p>
          </table:table-cell>
          <table:table-cell office:value-type="float" office:value="5.5" table:style-name="ce5">
            <text:p>5.500</text:p>
          </table:table-cell>
          <table:table-cell office:value-type="float" office:value="400" table:style-name="ce4">
            <text:p>400</text:p>
          </table:table-cell>
          <table:table-cell office:value-type="float" office:value="1.375" table:style-name="ce5">
            <text:p>1.375</text:p>
          </table:table-cell>
          <table:table-cell office:value-type="string" table:style-name="ce11">
            <text:p>NA</text:p>
          </table:table-cell>
          <table:table-cell office:value-type="float" office:value="0.170454545454545" table:style-name="ce5">
            <text:p>0.170</text:p>
          </table:table-cell>
          <table:table-cell office:value-type="float" office:value="4.9166666666666696" table:style-name="ce5">
            <text:p>4.917</text:p>
          </table:table-cell>
          <table:table-cell office:value-type="float" office:value="5" table:style-name="ce11">
            <text:p>5</text:p>
          </table:table-cell>
          <table:table-cell office:value-type="float" office:value="127.2" table:style-name="ce9">
            <text:p>127.20</text:p>
          </table:table-cell>
          <table:table-cell office:value-type="float" office:value="5237500" table:style-name="ce4">
            <text:p>5237500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orway Trifolium pratense 2014</text:p>
          </table:table-cell>
          <table:table-cell office:value-type="string" table:style-name="ce4">
            <text:p>Norway redclover 2014 Red5</text:p>
          </table:table-cell>
          <table:table-cell office:value-type="string" table:style-name="ce7">
            <text:p>Other spp.</text:p>
          </table:table-cell>
          <table:table-cell table:number-columns-repeated="16347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number:currency-style style:name="N37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7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Åström, Jens</meta:initial-creator>
    <dc:creator>Åström,Jens</dc:creator>
    <meta:creation-date>2015-02-22T11:11:38Z</meta:creation-date>
    <dc:date>2015-02-23T08:29:58Z</dc:date>
    <meta:editing-cycles>1</meta:editing-cycles>
    <meta:editing-duration>PT0S</meta:editing-duration>
  </office:meta>
</office:document-meta>
</file>